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JP Medium" svg:font-family="'Noto Sans JP Medium'" style:font-adornments="Regular" style:font-family-generic="swiss" style:font-pitch="variable"/>
    <style:font-face style:name="Noto Sans Mono CJK JP"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Source">
      <style:text-properties officeooo:rsid="00200063" officeooo:paragraph-rsid="00213a82"/>
    </style:style>
    <style:style style:name="P2" style:family="paragraph" style:parent-style-name="Source">
      <style:text-properties officeooo:rsid="00200063"/>
    </style:style>
    <style:style style:name="P3" style:family="paragraph" style:parent-style-name="Source">
      <style:paragraph-properties fo:margin-left="12.7mm" fo:margin-right="0mm" fo:text-indent="0mm" style:auto-text-indent="false"/>
      <style:text-properties officeooo:rsid="00200063" officeooo:paragraph-rsid="002a1a6c"/>
    </style:style>
    <style:style style:name="P4" style:family="paragraph" style:parent-style-name="Source">
      <style:paragraph-properties fo:margin-left="12.7mm" fo:margin-right="0mm" fo:text-indent="0mm" style:auto-text-indent="false"/>
      <style:text-properties officeooo:rsid="00200063" officeooo:paragraph-rsid="00200063"/>
    </style:style>
    <style:style style:name="P5" style:family="paragraph" style:parent-style-name="Source">
      <style:text-properties officeooo:paragraph-rsid="0020942f"/>
    </style:style>
    <style:style style:name="P6" style:family="paragraph" style:parent-style-name="Text_20_body">
      <style:text-properties officeooo:paragraph-rsid="0020942f"/>
    </style:style>
    <style:style style:name="P7" style:family="paragraph" style:parent-style-name="Source">
      <style:paragraph-properties fo:margin-left="0mm" fo:margin-right="0mm" fo:text-indent="0mm" style:auto-text-indent="false"/>
      <style:text-properties officeooo:rsid="00213a82" officeooo:paragraph-rsid="00213a82"/>
    </style:style>
    <style:style style:name="P8" style:family="paragraph" style:parent-style-name="Text_20_body">
      <style:text-properties officeooo:rsid="00213a82" officeooo:paragraph-rsid="00213a82"/>
    </style:style>
    <style:style style:name="P9" style:family="paragraph" style:parent-style-name="Source">
      <style:text-properties officeooo:rsid="002bcc3f" officeooo:paragraph-rsid="002bcc3f"/>
    </style:style>
    <style:style style:name="P10" style:family="paragraph" style:parent-style-name="Text_20_body">
      <style:text-properties officeooo:rsid="0020942f" officeooo:paragraph-rsid="0020942f"/>
    </style:style>
    <style:style style:name="P11" style:family="paragraph" style:parent-style-name="Heading_20_1">
      <style:text-properties officeooo:rsid="002e9f68" officeooo:paragraph-rsid="002e9f68"/>
    </style:style>
    <style:style style:name="P12" style:family="paragraph" style:parent-style-name="Text_20_body">
      <style:text-properties officeooo:rsid="002e9f68" officeooo:paragraph-rsid="002e9f68"/>
    </style:style>
    <style:style style:name="P13" style:family="paragraph" style:parent-style-name="Source">
      <style:text-properties officeooo:paragraph-rsid="00373c6f"/>
    </style:style>
    <style:style style:name="P14" style:family="paragraph" style:parent-style-name="Source">
      <style:text-properties officeooo:rsid="003a7873" officeooo:paragraph-rsid="003a7873"/>
    </style:style>
    <style:style style:name="P15" style:family="paragraph" style:parent-style-name="Text_20_body">
      <style:text-properties officeooo:rsid="00439e36" officeooo:paragraph-rsid="00439e36"/>
    </style:style>
    <style:style style:name="P16" style:family="paragraph" style:parent-style-name="Source">
      <style:text-properties officeooo:rsid="0038de8e" officeooo:paragraph-rsid="0038de8e"/>
    </style:style>
    <style:style style:name="P17" style:family="paragraph" style:parent-style-name="Source">
      <style:text-properties officeooo:paragraph-rsid="004ff3a4"/>
    </style:style>
    <style:style style:name="P18" style:family="paragraph" style:parent-style-name="Source">
      <style:text-properties officeooo:paragraph-rsid="00511162"/>
    </style:style>
    <style:style style:name="P19" style:family="paragraph" style:parent-style-name="Source">
      <style:text-properties officeooo:paragraph-rsid="0062c3bc"/>
    </style:style>
    <style:style style:name="P20" style:family="paragraph" style:parent-style-name="Heading_20_1">
      <style:text-properties officeooo:rsid="006fe4a7" officeooo:paragraph-rsid="006fe4a7"/>
    </style:style>
    <style:style style:name="P21" style:family="paragraph" style:parent-style-name="Heading_20_1">
      <style:text-properties officeooo:paragraph-rsid="0071ff37"/>
    </style:style>
    <style:style style:name="P22" style:family="paragraph" style:parent-style-name="Heading_20_2">
      <style:text-properties officeooo:paragraph-rsid="0071ff37"/>
    </style:style>
    <style:style style:name="P23" style:family="paragraph" style:parent-style-name="normal">
      <style:text-properties officeooo:paragraph-rsid="0071ff37"/>
    </style:style>
    <style:style style:name="P24" style:family="paragraph" style:parent-style-name="normal">
      <style:paragraph-properties fo:margin-left="0mm" fo:margin-right="0mm" fo:text-indent="0mm" style:auto-text-indent="false"/>
      <style:text-properties officeooo:paragraph-rsid="0071ff37"/>
    </style:style>
    <style:style style:name="P25" style:family="paragraph" style:parent-style-name="normal">
      <style:paragraph-properties fo:margin-left="12.7mm" fo:margin-right="0mm" fo:text-indent="0mm" style:auto-text-indent="false"/>
      <style:text-properties officeooo:paragraph-rsid="0071ff37"/>
    </style:style>
    <style:style style:name="P26" style:family="paragraph" style:parent-style-name="Heading_20_1">
      <style:text-properties officeooo:rsid="007e44f1" officeooo:paragraph-rsid="007e44f1"/>
    </style:style>
    <style:style style:name="P27" style:family="paragraph" style:parent-style-name="Heading_20_2">
      <style:text-properties officeooo:rsid="005fab4d" officeooo:paragraph-rsid="0062af30"/>
    </style:style>
    <style:style style:name="P28" style:family="paragraph" style:parent-style-name="Preformatted_20_Text">
      <style:paragraph-properties fo:margin-top="0mm" fo:margin-bottom="4.99mm" style:contextual-spacing="false"/>
    </style:style>
    <style:style style:name="P29" style:family="paragraph" style:parent-style-name="Source">
      <style:paragraph-properties fo:margin-left="12.7mm" fo:margin-right="0mm" fo:text-indent="0mm" style:auto-text-indent="false"/>
      <style:text-properties officeooo:paragraph-rsid="005bb9bc"/>
    </style:style>
    <style:style style:name="P30" style:family="paragraph" style:parent-style-name="Text_20_body">
      <style:paragraph-properties fo:margin-left="12.7mm" fo:margin-right="0mm" fo:text-indent="0mm" style:auto-text-indent="false"/>
      <style:text-properties officeooo:paragraph-rsid="005bb9bc"/>
    </style:style>
    <style:style style:name="P31" style:family="paragraph" style:parent-style-name="Text_20_body">
      <style:text-properties officeooo:paragraph-rsid="005bb9bc"/>
    </style:style>
    <style:style style:name="P32" style:family="paragraph" style:parent-style-name="Source">
      <style:text-properties officeooo:paragraph-rsid="005cf170"/>
    </style:style>
    <style:style style:name="P33" style:family="paragraph" style:parent-style-name="Source">
      <style:paragraph-properties fo:margin-left="12.7mm" fo:margin-right="0mm" fo:text-indent="0mm" style:auto-text-indent="false"/>
      <style:text-properties officeooo:rsid="001f3b30" officeooo:paragraph-rsid="001f3b30"/>
    </style:style>
    <style:style style:name="P34" style:family="paragraph" style:parent-style-name="Source">
      <style:paragraph-properties fo:margin-left="12.7mm" fo:margin-right="0mm" fo:text-indent="0mm" style:auto-text-indent="false"/>
      <style:text-properties officeooo:paragraph-rsid="001f3b30"/>
    </style:style>
    <style:style style:name="P35" style:family="paragraph" style:parent-style-name="Source">
      <style:paragraph-properties fo:margin-left="12.7mm" fo:margin-right="0mm" fo:text-indent="0mm" style:auto-text-indent="false"/>
      <style:text-properties officeooo:rsid="002a1a6c" officeooo:paragraph-rsid="002a1a6c"/>
    </style:style>
    <style:style style:name="P36" style:family="paragraph" style:parent-style-name="Text_20_body">
      <style:text-properties officeooo:rsid="00461b71" officeooo:paragraph-rsid="005bb9bc"/>
    </style:style>
    <style:style style:name="P37" style:family="paragraph" style:parent-style-name="Text_20_body">
      <style:paragraph-properties fo:margin-left="0mm" fo:margin-right="0mm" fo:text-indent="0mm" style:auto-text-indent="false"/>
      <style:text-properties officeooo:rsid="00401b29" officeooo:paragraph-rsid="0062c3bc"/>
    </style:style>
    <style:style style:name="P38" style:family="paragraph" style:parent-style-name="Text_20_body">
      <style:text-properties officeooo:rsid="007114ab" officeooo:paragraph-rsid="007114ab"/>
    </style:style>
    <style:style style:name="P39" style:family="paragraph" style:parent-style-name="normal">
      <style:paragraph-properties fo:margin-left="12.7mm" fo:margin-right="0mm" fo:text-indent="0mm" style:auto-text-indent="false"/>
      <style:text-properties style:font-name="Roboto Mono" fo:font-size="10pt" officeooo:paragraph-rsid="0071ff37" style:font-name-asian="Roboto Mono1" style:font-size-asian="10pt" style:font-name-complex="Roboto Mono1" style:font-size-complex="10pt"/>
    </style:style>
    <style:style style:name="P40" style:family="paragraph" style:parent-style-name="normal">
      <style:paragraph-properties fo:margin-left="0mm" fo:margin-right="0mm" fo:text-indent="0mm" style:auto-text-indent="false"/>
      <style:text-properties style:font-name="Roboto Mono" fo:font-size="10pt" officeooo:paragraph-rsid="0071ff37" style:font-name-asian="Roboto Mono1" style:font-size-asian="10pt" style:font-name-complex="Roboto Mono1" style:font-size-complex="10pt"/>
    </style:style>
    <style:style style:name="P41" style:family="paragraph" style:parent-style-name="normal">
      <style:text-properties style:font-name="Roboto Mono" fo:font-size="10pt" officeooo:paragraph-rsid="0071ff37" style:font-name-asian="Roboto Mono1" style:font-size-asian="10pt" style:font-name-complex="Roboto Mono1" style:font-size-complex="10pt"/>
    </style:style>
    <style:style style:name="P42" style:family="paragraph" style:parent-style-name="Heading_20_1">
      <style:text-properties officeooo:rsid="00789446" officeooo:paragraph-rsid="00789446"/>
    </style:style>
    <style:style style:name="P43" style:family="paragraph" style:parent-style-name="Heading_20_1">
      <style:paragraph-properties fo:margin-left="0mm" fo:margin-right="0mm" fo:text-indent="0mm" style:auto-text-indent="false"/>
      <style:text-properties officeooo:rsid="005ecbb4" officeooo:paragraph-rsid="0062c3bc"/>
    </style:style>
    <style:style style:name="P44" style:family="paragraph" style:parent-style-name="Source">
      <style:text-properties officeooo:rsid="0052afba" officeooo:paragraph-rsid="0052afba"/>
    </style:style>
    <style:style style:name="P45" style:family="paragraph" style:parent-style-name="Source">
      <style:text-properties officeooo:rsid="0052afba" officeooo:paragraph-rsid="0082fbf9"/>
    </style:style>
    <style:style style:name="P46" style:family="paragraph" style:parent-style-name="Footer">
      <style:paragraph-properties fo:text-align="end" style:justify-single-word="false"/>
    </style:style>
    <style:style style:name="P47" style:family="paragraph" style:parent-style-name="Heading_20_1">
      <style:text-properties officeooo:rsid="009766d1" officeooo:paragraph-rsid="009766d1"/>
    </style:style>
    <style:style style:name="P48" style:family="paragraph" style:parent-style-name="Heading_20_1">
      <style:text-properties officeooo:rsid="00a59445" officeooo:paragraph-rsid="00a59445"/>
    </style:style>
    <style:style style:name="P49" style:family="paragraph" style:parent-style-name="Heading_20_1">
      <style:text-properties officeooo:rsid="00b00390" officeooo:paragraph-rsid="00b00390"/>
    </style:style>
    <style:style style:name="P50" style:family="paragraph" style:parent-style-name="Heading_20_2">
      <style:text-properties fo:font-style="normal" officeooo:rsid="00b67c32" officeooo:paragraph-rsid="00b67c32" style:font-style-asian="normal" style:font-style-complex="normal"/>
    </style:style>
    <style:style style:name="P51" style:family="paragraph" style:parent-style-name="Heading_20_2">
      <style:text-properties officeooo:paragraph-rsid="00789446"/>
    </style:style>
    <style:style style:name="P52" style:family="paragraph" style:parent-style-name="Heading_20_2">
      <style:text-properties officeooo:paragraph-rsid="00d5cf4f"/>
    </style:style>
    <style:style style:name="P53" style:family="paragraph" style:parent-style-name="Source">
      <style:text-properties officeooo:rsid="0082ea56" officeooo:paragraph-rsid="0082ea56"/>
    </style:style>
    <style:style style:name="P54" style:family="paragraph" style:parent-style-name="Source">
      <style:text-properties officeooo:paragraph-rsid="004ff3a4"/>
    </style:style>
    <style:style style:name="P55" style:family="paragraph" style:parent-style-name="Source">
      <style:text-properties officeooo:rsid="00a59445" officeooo:paragraph-rsid="00a59445"/>
    </style:style>
    <style:style style:name="P56" style:family="paragraph" style:parent-style-name="Source">
      <style:text-properties officeooo:rsid="00a59445" officeooo:paragraph-rsid="00a622e8"/>
    </style:style>
    <style:style style:name="P57" style:family="paragraph" style:parent-style-name="Source">
      <style:text-properties officeooo:paragraph-rsid="00aa62bc"/>
    </style:style>
    <style:style style:name="P58" style:family="paragraph" style:parent-style-name="Source">
      <style:text-properties officeooo:rsid="005fab4d" officeooo:paragraph-rsid="00aa62bc"/>
    </style:style>
    <style:style style:name="P59" style:family="paragraph" style:parent-style-name="Source">
      <style:text-properties officeooo:rsid="00ac8f86" officeooo:paragraph-rsid="00ac8f86"/>
    </style:style>
    <style:style style:name="P60" style:family="paragraph" style:parent-style-name="Source">
      <style:text-properties officeooo:rsid="00805075" officeooo:paragraph-rsid="00805075"/>
    </style:style>
    <style:style style:name="P61" style:family="paragraph" style:parent-style-name="Source">
      <style:text-properties officeooo:rsid="0052afba" officeooo:paragraph-rsid="0052afba"/>
    </style:style>
    <style:style style:name="P62" style:family="paragraph" style:parent-style-name="Source">
      <style:text-properties officeooo:rsid="0052afba" officeooo:paragraph-rsid="00b00390"/>
    </style:style>
    <style:style style:name="P63" style:family="paragraph" style:parent-style-name="Text_20_body" style:list-style-name="WWNum4"/>
    <style:style style:name="P64" style:family="paragraph" style:parent-style-name="Text_20_body" style:list-style-name="WWNum1"/>
    <style:style style:name="P65" style:family="paragraph" style:parent-style-name="Text_20_body">
      <style:text-properties fo:font-style="normal" officeooo:rsid="008ff68a" officeooo:paragraph-rsid="008ff68a" style:font-style-asian="normal" style:font-style-complex="normal"/>
    </style:style>
    <style:style style:name="P66" style:family="paragraph" style:parent-style-name="Text_20_body">
      <style:text-properties fo:font-style="normal" officeooo:rsid="0095006a" officeooo:paragraph-rsid="00a8f285" style:font-style-asian="normal" style:font-style-complex="normal"/>
    </style:style>
    <style:style style:name="P67" style:family="paragraph" style:parent-style-name="Text_20_body">
      <style:text-properties fo:font-style="normal" officeooo:rsid="009c534a" officeooo:paragraph-rsid="00a3a95f" style:font-style-asian="normal" style:font-style-complex="normal"/>
    </style:style>
    <style:style style:name="P68" style:family="paragraph" style:parent-style-name="Text_20_body">
      <style:text-properties officeooo:paragraph-rsid="008d6df8"/>
    </style:style>
    <style:style style:name="P69" style:family="paragraph" style:parent-style-name="Text_20_body">
      <style:text-properties officeooo:rsid="008e45d6" officeooo:paragraph-rsid="009ace8f"/>
    </style:style>
    <style:style style:name="P70" style:family="paragraph" style:parent-style-name="Text_20_body">
      <style:text-properties officeooo:paragraph-rsid="008ff68a"/>
    </style:style>
    <style:style style:name="P71" style:family="paragraph" style:parent-style-name="Text_20_body">
      <style:text-properties officeooo:paragraph-rsid="0092f2d3"/>
    </style:style>
    <style:style style:name="P72" style:family="paragraph" style:parent-style-name="Text_20_body">
      <style:text-properties officeooo:rsid="00944859" officeooo:paragraph-rsid="00944859"/>
    </style:style>
    <style:style style:name="P73" style:family="paragraph" style:parent-style-name="Text_20_body">
      <style:text-properties officeooo:paragraph-rsid="00944859"/>
    </style:style>
    <style:style style:name="P74" style:family="paragraph" style:parent-style-name="Text_20_body">
      <style:paragraph-properties fo:margin-left="10mm" fo:margin-right="0mm" fo:margin-top="0mm" fo:margin-bottom="2.47mm" style:contextual-spacing="false" fo:line-height="115%" fo:text-align="justify" style:justify-single-word="false" fo:orphans="3" fo:widows="3" fo:text-indent="0mm" style:auto-text-indent="false"/>
      <style:text-properties officeooo:paragraph-rsid="0092f2d3"/>
    </style:style>
    <style:style style:name="P75" style:family="paragraph" style:parent-style-name="Text_20_body">
      <style:text-properties officeooo:rsid="0095006a" officeooo:paragraph-rsid="0095006a"/>
    </style:style>
    <style:style style:name="P76" style:family="paragraph" style:parent-style-name="Text_20_body">
      <style:text-properties officeooo:rsid="0095006a" officeooo:paragraph-rsid="00a46944"/>
    </style:style>
    <style:style style:name="P77" style:family="paragraph" style:parent-style-name="Text_20_body">
      <style:text-properties officeooo:rsid="00a9d69d" officeooo:paragraph-rsid="00a9d69d"/>
    </style:style>
    <style:style style:name="P78" style:family="paragraph" style:parent-style-name="Text_20_body">
      <style:text-properties officeooo:paragraph-rsid="00a9d69d"/>
    </style:style>
    <style:style style:name="P79" style:family="paragraph" style:parent-style-name="Text_20_body">
      <style:text-properties officeooo:rsid="00aa62bc" officeooo:paragraph-rsid="00aa62bc"/>
    </style:style>
    <style:style style:name="P80" style:family="paragraph" style:parent-style-name="Text_20_body">
      <style:text-properties officeooo:paragraph-rsid="00ab2885"/>
    </style:style>
    <style:style style:name="P81" style:family="paragraph" style:parent-style-name="Text_20_body">
      <style:text-properties officeooo:paragraph-rsid="00200063"/>
    </style:style>
    <style:style style:name="P82" style:family="paragraph" style:parent-style-name="Text_20_body">
      <style:text-properties officeooo:rsid="00ac8f86" officeooo:paragraph-rsid="00ac8f86"/>
    </style:style>
    <style:style style:name="P83" style:family="paragraph" style:parent-style-name="Text_20_body">
      <style:text-properties officeooo:paragraph-rsid="00b1b913"/>
    </style:style>
    <style:style style:name="P84" style:family="paragraph" style:parent-style-name="Text_20_body">
      <style:text-properties officeooo:paragraph-rsid="00b528a6"/>
    </style:style>
    <style:style style:name="P85" style:family="paragraph" style:parent-style-name="Text_20_body">
      <style:text-properties officeooo:paragraph-rsid="00b67c32"/>
    </style:style>
    <style:style style:name="P86" style:family="paragraph" style:parent-style-name="Text_20_body">
      <style:text-properties officeooo:rsid="00b67c32" officeooo:paragraph-rsid="00b67c32"/>
    </style:style>
    <style:style style:name="P87" style:family="paragraph" style:parent-style-name="Text_20_body" style:master-page-name="">
      <style:paragraph-properties fo:margin-left="0mm" fo:margin-right="0mm" fo:margin-top="0mm" fo:margin-bottom="2.47mm" style:contextual-spacing="false" fo:line-height="115%" fo:text-align="justify" style:justify-single-word="false" fo:orphans="3" fo:widows="3" fo:text-indent="0mm" style:auto-text-indent="false" style:page-number="auto" fo:keep-with-next="always"/>
      <style:text-properties fo:color="#1155cc" loext:opacity="100%" style:font-name="Noto Sans Mono CJK JP" style:text-underline-style="solid" style:text-underline-width="auto" style:text-underline-color="font-color" fo:font-weight="normal" officeooo:rsid="00b67c32" officeooo:paragraph-rsid="00b67c32" style:font-name-asian="Noto Sans Mono CJK SC" style:font-name-complex="Liberation Mono"/>
    </style:style>
    <style:style style:name="P88" style:family="paragraph" style:parent-style-name="Text_20_body">
      <style:text-properties officeooo:paragraph-rsid="00b9d5cb"/>
    </style:style>
    <style:style style:name="P89" style:family="paragraph" style:parent-style-name="Text_20_body">
      <style:text-properties officeooo:paragraph-rsid="00b9ee39"/>
    </style:style>
    <style:style style:name="P90" style:family="paragraph" style:parent-style-name="Text_20_body">
      <style:text-properties officeooo:rsid="00bbe28d" officeooo:paragraph-rsid="00bbe28d"/>
    </style:style>
    <style:style style:name="P91" style:family="paragraph" style:parent-style-name="Text_20_body">
      <style:text-properties officeooo:paragraph-rsid="007d5ab5"/>
    </style:style>
    <style:style style:name="P92" style:family="paragraph" style:parent-style-name="Text_20_body">
      <style:text-properties officeooo:paragraph-rsid="00c26ecd"/>
    </style:style>
    <style:style style:name="P93" style:family="paragraph" style:parent-style-name="Text_20_body">
      <style:text-properties officeooo:paragraph-rsid="00c345bb"/>
    </style:style>
    <style:style style:name="P94" style:family="paragraph" style:parent-style-name="Text_20_body">
      <style:text-properties officeooo:paragraph-rsid="00d14315"/>
    </style:style>
    <style:style style:name="P95" style:family="paragraph" style:parent-style-name="Title" style:master-page-name="Standard">
      <style:paragraph-properties style:page-number="1"/>
    </style:style>
    <style:style style:name="P96" style:family="paragraph" style:parent-style-name="normal">
      <style:text-properties officeooo:rsid="009766d1" officeooo:paragraph-rsid="009766d1"/>
    </style:style>
    <style:style style:name="P97" style:family="paragraph" style:parent-style-name="normal">
      <style:text-properties officeooo:rsid="00ab2885" officeooo:paragraph-rsid="00ab2885"/>
    </style:style>
    <style:style style:name="P98" style:family="paragraph" style:parent-style-name="normal">
      <style:text-properties officeooo:paragraph-rsid="00c26ecd"/>
    </style:style>
    <style:style style:name="T1" style:family="text">
      <style:text-properties style:font-name="Roboto Mono" fo:font-size="10pt" style:font-name-asian="Roboto Mono1" style:font-size-asian="10pt" style:font-name-complex="Roboto Mono1" style:font-size-complex="10pt"/>
    </style:style>
    <style:style style:name="T2" style:family="text">
      <style:text-properties style:font-name="Roboto Mono" fo:font-size="14pt" style:font-name-asian="Roboto Mono1" style:font-size-asian="14pt" style:font-name-complex="Roboto Mono1" style:font-size-complex="14pt"/>
    </style:style>
    <style:style style:name="T3" style:family="text">
      <style:text-properties fo:font-style="italic" style:font-style-asian="italic" style:font-style-complex="italic"/>
    </style:style>
    <style:style style:name="T4" style:family="text">
      <style:text-properties fo:font-style="italic" officeooo:rsid="00268b34" style:font-style-asian="italic" style:font-style-complex="italic"/>
    </style:style>
    <style:style style:name="T5" style:family="text">
      <style:text-properties fo:font-style="italic" officeooo:rsid="00461b71" style:font-style-asian="italic" style:font-style-complex="italic"/>
    </style:style>
    <style:style style:name="T6" style:family="text">
      <style:text-properties fo:font-style="italic" officeooo:rsid="0072326f" style:font-style-asian="italic" style:font-style-complex="italic"/>
    </style:style>
    <style:style style:name="T7" style:family="text">
      <style:text-properties fo:font-style="italic" officeooo:rsid="00734aa5" style:font-style-asian="italic" style:font-style-complex="italic"/>
    </style:style>
    <style:style style:name="T8" style:family="text">
      <style:text-properties fo:font-style="italic" officeooo:rsid="00892281" style:font-style-asian="italic" style:font-style-complex="italic"/>
    </style:style>
    <style:style style:name="T9" style:family="text">
      <style:text-properties fo:font-style="italic" officeooo:rsid="008ff68a" style:font-style-asian="italic" style:font-style-complex="italic"/>
    </style:style>
    <style:style style:name="T10" style:family="text">
      <style:text-properties fo:font-style="italic" officeooo:rsid="00789446" style:font-style-asian="italic" style:font-style-complex="italic"/>
    </style:style>
    <style:style style:name="T11" style:family="text">
      <style:text-properties fo:font-style="italic" officeooo:rsid="00b9ee39" style:font-style-asian="italic" style:font-style-complex="italic"/>
    </style:style>
    <style:style style:name="T12" style:family="text">
      <style:text-properties fo:font-style="italic" officeooo:rsid="00789446" style:font-style-asian="italic" style:font-style-complex="normal"/>
    </style:style>
    <style:style style:name="T13" style:family="text">
      <style:text-properties fo:font-style="italic" officeooo:rsid="00d4336f" style:font-style-asian="italic" style:font-style-complex="normal"/>
    </style:style>
    <style:style style:name="T14" style:family="text">
      <style:text-properties officeooo:rsid="001abed7"/>
    </style:style>
    <style:style style:name="T15" style:family="text">
      <style:text-properties officeooo:rsid="001cb8da"/>
    </style:style>
    <style:style style:name="T16" style:family="text">
      <style:text-properties officeooo:rsid="001e1284"/>
    </style:style>
    <style:style style:name="T17" style:family="text">
      <style:text-properties officeooo:rsid="00200063"/>
    </style:style>
    <style:style style:name="T18" style:family="text">
      <style:text-properties officeooo:rsid="0020942f"/>
    </style:style>
    <style:style style:name="T19" style:family="text">
      <style:text-properties officeooo:rsid="00213a82"/>
    </style:style>
    <style:style style:name="T20" style:family="text">
      <style:text-properties fo:font-weight="normal" style:font-weight-asian="normal" style:font-weight-complex="normal"/>
    </style:style>
    <style:style style:name="T21" style:family="text">
      <style:text-properties fo:font-weight="normal" officeooo:rsid="002304ce" style:font-weight-asian="normal" style:font-weight-complex="normal"/>
    </style:style>
    <style:style style:name="T22" style:family="text">
      <style:text-properties officeooo:rsid="00241cfd"/>
    </style:style>
    <style:style style:name="T23" style:family="text">
      <style:text-properties officeooo:rsid="00268b34"/>
    </style:style>
    <style:style style:name="T24" style:family="text">
      <style:text-properties officeooo:rsid="00285ec0"/>
    </style:style>
    <style:style style:name="T25" style:family="text">
      <style:text-properties officeooo:rsid="002a1a6c"/>
    </style:style>
    <style:style style:name="T26" style:family="text">
      <style:text-properties officeooo:rsid="00320a3d"/>
    </style:style>
    <style:style style:name="T27" style:family="text">
      <style:text-properties officeooo:rsid="003351b0"/>
    </style:style>
    <style:style style:name="T28" style:family="text">
      <style:text-properties officeooo:rsid="00338b53"/>
    </style:style>
    <style:style style:name="T29" style:family="text">
      <style:text-properties officeooo:rsid="0034479e"/>
    </style:style>
    <style:style style:name="T30" style:family="text">
      <style:text-properties officeooo:rsid="00373c6f"/>
    </style:style>
    <style:style style:name="T31" style:family="text">
      <style:text-properties officeooo:rsid="00380539"/>
    </style:style>
    <style:style style:name="T32" style:family="text">
      <style:text-properties officeooo:rsid="00380763"/>
    </style:style>
    <style:style style:name="T33" style:family="text">
      <style:text-properties officeooo:rsid="0038de8e"/>
    </style:style>
    <style:style style:name="T34" style:family="text">
      <style:text-properties officeooo:rsid="00390bae"/>
    </style:style>
    <style:style style:name="T35" style:family="text">
      <style:text-properties officeooo:rsid="003a7873"/>
    </style:style>
    <style:style style:name="T36" style:family="text">
      <style:text-properties officeooo:rsid="003bb85e"/>
    </style:style>
    <style:style style:name="T37" style:family="text">
      <style:text-properties fo:font-style="normal" style:font-style-asian="normal" style:font-style-complex="normal"/>
    </style:style>
    <style:style style:name="T38" style:family="text">
      <style:text-properties fo:font-style="normal" officeooo:rsid="0072326f" style:font-style-asian="normal" style:font-style-complex="normal"/>
    </style:style>
    <style:style style:name="T39" style:family="text">
      <style:text-properties fo:font-style="normal" officeooo:rsid="00734aa5" style:font-style-asian="normal" style:font-style-complex="normal"/>
    </style:style>
    <style:style style:name="T40" style:family="text">
      <style:text-properties fo:font-style="normal" officeooo:rsid="0074d401" style:font-style-asian="normal" style:font-style-complex="normal"/>
    </style:style>
    <style:style style:name="T41" style:family="text">
      <style:text-properties fo:font-style="normal" officeooo:rsid="0076b6a4" style:font-style-asian="normal" style:font-style-complex="normal"/>
    </style:style>
    <style:style style:name="T42" style:family="text">
      <style:text-properties fo:font-style="normal" officeooo:rsid="00789446" style:font-style-asian="normal" style:font-style-complex="normal"/>
    </style:style>
    <style:style style:name="T43" style:family="text">
      <style:text-properties fo:font-style="normal" officeooo:rsid="008791fd" style:font-style-asian="normal" style:font-style-complex="normal"/>
    </style:style>
    <style:style style:name="T44" style:family="text">
      <style:text-properties fo:font-style="normal" officeooo:rsid="00892281" style:font-style-asian="normal" style:font-style-complex="normal"/>
    </style:style>
    <style:style style:name="T45" style:family="text">
      <style:text-properties fo:font-style="normal" officeooo:rsid="008b54f4" style:font-style-asian="normal" style:font-style-complex="normal"/>
    </style:style>
    <style:style style:name="T46" style:family="text">
      <style:text-properties fo:font-style="normal" officeooo:rsid="008ff68a" style:font-style-asian="normal" style:font-style-complex="normal"/>
    </style:style>
    <style:style style:name="T47" style:family="text">
      <style:text-properties fo:font-style="normal" officeooo:rsid="0092f2d3" style:font-style-asian="normal" style:font-style-complex="normal"/>
    </style:style>
    <style:style style:name="T48" style:family="text">
      <style:text-properties fo:font-style="normal" officeooo:rsid="00944859" style:font-style-asian="normal" style:font-style-complex="normal"/>
    </style:style>
    <style:style style:name="T49" style:family="text">
      <style:text-properties fo:font-style="normal" officeooo:rsid="00906975" style:font-style-asian="normal" style:font-style-complex="normal"/>
    </style:style>
    <style:style style:name="T50" style:family="text">
      <style:text-properties fo:font-style="normal" officeooo:rsid="0091e6e0" style:font-style-asian="normal" style:font-style-complex="normal"/>
    </style:style>
    <style:style style:name="T51" style:family="text">
      <style:text-properties fo:font-style="normal" officeooo:rsid="0094a6f3" style:font-style-asian="normal" style:font-style-complex="normal"/>
    </style:style>
    <style:style style:name="T52" style:family="text">
      <style:text-properties fo:font-style="normal" officeooo:rsid="009c534a" style:font-style-asian="normal" style:font-style-complex="normal"/>
    </style:style>
    <style:style style:name="T53" style:family="text">
      <style:text-properties fo:font-style="normal" officeooo:rsid="009dc1fa" style:font-style-asian="normal" style:font-style-complex="normal"/>
    </style:style>
    <style:style style:name="T54" style:family="text">
      <style:text-properties fo:font-style="normal" officeooo:rsid="00a8071f" style:font-style-asian="normal" style:font-style-complex="normal"/>
    </style:style>
    <style:style style:name="T55" style:family="text">
      <style:text-properties fo:font-style="normal" officeooo:rsid="00a8f285" style:font-style-asian="normal" style:font-style-complex="normal"/>
    </style:style>
    <style:style style:name="T56" style:family="text">
      <style:text-properties fo:font-style="normal" officeooo:rsid="00a3a661" style:font-style-asian="normal" style:font-style-complex="normal"/>
    </style:style>
    <style:style style:name="T57" style:family="text">
      <style:text-properties fo:font-style="normal" officeooo:rsid="00a46944" style:font-style-asian="normal" style:font-style-complex="normal"/>
    </style:style>
    <style:style style:name="T58" style:family="text">
      <style:text-properties fo:font-style="normal" officeooo:rsid="00a265a3" style:font-style-asian="normal" style:font-style-complex="normal"/>
    </style:style>
    <style:style style:name="T59" style:family="text">
      <style:text-properties fo:font-style="normal" officeooo:rsid="0095bde2" style:font-style-asian="normal" style:font-style-complex="normal"/>
    </style:style>
    <style:style style:name="T60" style:family="text">
      <style:text-properties fo:font-style="normal" officeooo:rsid="00a9d69d" style:font-style-asian="normal" style:font-style-complex="normal"/>
    </style:style>
    <style:style style:name="T61" style:family="text">
      <style:text-properties fo:font-style="normal" officeooo:rsid="00ab2885" style:font-style-asian="normal" style:font-style-complex="normal"/>
    </style:style>
    <style:style style:name="T62" style:family="text">
      <style:text-properties fo:font-style="normal" officeooo:rsid="00b34108" style:font-style-asian="normal" style:font-style-complex="normal"/>
    </style:style>
    <style:style style:name="T63" style:family="text">
      <style:text-properties fo:font-style="normal" officeooo:rsid="00b3ea6a" style:font-style-asian="normal" style:font-style-complex="normal"/>
    </style:style>
    <style:style style:name="T64" style:family="text">
      <style:text-properties fo:font-style="normal" officeooo:rsid="00b528a6" style:font-style-asian="normal" style:font-style-complex="normal"/>
    </style:style>
    <style:style style:name="T65" style:family="text">
      <style:text-properties fo:font-style="normal" officeooo:rsid="00b67c32" style:font-style-asian="normal" style:font-style-complex="normal"/>
    </style:style>
    <style:style style:name="T66" style:family="text">
      <style:text-properties fo:font-style="normal" officeooo:rsid="00b9d5cb" style:font-style-asian="normal" style:font-style-complex="normal"/>
    </style:style>
    <style:style style:name="T67" style:family="text">
      <style:text-properties fo:font-style="normal" officeooo:rsid="00b9ee39" style:font-style-asian="normal" style:font-style-complex="normal"/>
    </style:style>
    <style:style style:name="T68" style:family="text">
      <style:text-properties fo:font-style="normal" officeooo:rsid="00bbe28d" style:font-style-asian="normal" style:font-style-complex="normal"/>
    </style:style>
    <style:style style:name="T69" style:family="text">
      <style:text-properties fo:font-style="normal" officeooo:rsid="00bdba32" style:font-style-asian="normal" style:font-style-complex="normal"/>
    </style:style>
    <style:style style:name="T70" style:family="text">
      <style:text-properties fo:font-style="normal" officeooo:rsid="00be8b76" style:font-style-asian="normal" style:font-style-complex="normal"/>
    </style:style>
    <style:style style:name="T71" style:family="text">
      <style:text-properties fo:font-style="normal" officeooo:rsid="00c06b89" style:font-style-asian="normal" style:font-style-complex="normal"/>
    </style:style>
    <style:style style:name="T72" style:family="text">
      <style:text-properties fo:font-style="normal" officeooo:rsid="00cebe6e" style:font-style-asian="normal" style:font-style-complex="normal"/>
    </style:style>
    <style:style style:name="T73" style:family="text">
      <style:text-properties fo:font-style="normal" officeooo:rsid="00d4336f" style:font-style-asian="normal" style:font-style-complex="normal"/>
    </style:style>
    <style:style style:name="T74" style:family="text">
      <style:text-properties fo:font-style="normal" officeooo:rsid="00d5cf4f" style:font-style-asian="normal" style:font-style-complex="normal"/>
    </style:style>
    <style:style style:name="T75" style:family="text">
      <style:text-properties fo:font-style="normal" officeooo:rsid="0072326f" style:font-size-asian="10pt" style:font-style-asian="normal" style:font-size-complex="10pt" style:font-style-complex="normal"/>
    </style:style>
    <style:style style:name="T76" style:family="text">
      <style:text-properties fo:font-style="normal" officeooo:rsid="00734aa5" style:font-size-asian="10pt" style:font-style-asian="normal" style:font-size-complex="10pt" style:font-style-complex="normal"/>
    </style:style>
    <style:style style:name="T77" style:family="text">
      <style:text-properties fo:font-style="normal" officeooo:rsid="00b528a6" style:font-size-asian="10pt" style:font-style-asian="normal" style:font-size-complex="10pt" style:font-style-complex="normal"/>
    </style:style>
    <style:style style:name="T78" style:family="text">
      <style:text-properties fo:font-style="normal" officeooo:rsid="00bbe28d" style:font-size-asian="10pt" style:font-style-asian="normal" style:font-size-complex="10pt" style:font-style-complex="normal"/>
    </style:style>
    <style:style style:name="T79" style:family="text">
      <style:text-properties fo:font-style="normal" officeooo:rsid="00789446" style:font-size-asian="10pt" style:font-style-asian="normal" style:font-size-complex="10pt" style:font-style-complex="normal"/>
    </style:style>
    <style:style style:name="T80" style:family="text">
      <style:text-properties fo:font-style="normal" officeooo:rsid="00b9d5cb" style:font-size-asian="10pt" style:font-style-asian="normal" style:font-size-complex="10pt" style:font-style-complex="normal"/>
    </style:style>
    <style:style style:name="T81" style:family="text">
      <style:text-properties fo:font-style="normal" officeooo:rsid="0074d401" style:font-size-asian="10pt" style:font-style-asian="normal" style:font-size-complex="10pt" style:font-style-complex="normal"/>
    </style:style>
    <style:style style:name="T82" style:family="text">
      <style:text-properties officeooo:rsid="004574ff"/>
    </style:style>
    <style:style style:name="T83" style:family="text">
      <style:text-properties officeooo:rsid="00461b71"/>
    </style:style>
    <style:style style:name="T84" style:family="text">
      <style:text-properties officeooo:rsid="00495245"/>
    </style:style>
    <style:style style:name="T85" style:family="text">
      <style:text-properties officeooo:rsid="004f806c"/>
    </style:style>
    <style:style style:name="T86" style:family="text">
      <style:text-properties officeooo:rsid="004ff3a4"/>
    </style:style>
    <style:style style:name="T87" style:family="text">
      <style:text-properties officeooo:rsid="0050ca38"/>
    </style:style>
    <style:style style:name="T88" style:family="text">
      <style:text-properties officeooo:rsid="00511162"/>
    </style:style>
    <style:style style:name="T89" style:family="text">
      <style:text-properties officeooo:rsid="00560215"/>
    </style:style>
    <style:style style:name="T90" style:family="text">
      <style:text-properties officeooo:rsid="0056ffb7"/>
    </style:style>
    <style:style style:name="T91" style:family="text">
      <style:text-properties officeooo:rsid="0059f4e8"/>
    </style:style>
    <style:style style:name="T92" style:family="text">
      <style:text-properties officeooo:rsid="005cf170"/>
    </style:style>
    <style:style style:name="T93" style:family="text">
      <style:text-properties officeooo:rsid="0062af30"/>
    </style:style>
    <style:style style:name="T94" style:family="text">
      <style:text-properties officeooo:rsid="006cf1d7"/>
    </style:style>
    <style:style style:name="T95" style:family="text">
      <style:text-properties officeooo:rsid="006ed623"/>
    </style:style>
    <style:style style:name="T96" style:family="text">
      <style:text-properties officeooo:rsid="007114ab"/>
    </style:style>
    <style:style style:name="T97" style:family="text">
      <style:text-properties officeooo:rsid="0071ff37"/>
    </style:style>
    <style:style style:name="T98" style:family="text">
      <style:text-properties fo:color="#1155cc" loext:opacity="100%" style:text-underline-style="solid" style:text-underline-width="auto" style:text-underline-color="font-color"/>
    </style:style>
    <style:style style:name="T99" style:family="text">
      <style:text-properties fo:color="#1155cc" loext:opacity="100%" fo:font-style="normal" style:text-underline-style="solid" style:text-underline-width="auto" style:text-underline-color="font-color" officeooo:rsid="00734aa5" style:font-style-asian="normal" style:font-style-complex="normal"/>
    </style:style>
    <style:style style:name="T100" style:family="text">
      <style:text-properties style:font-size-asian="10pt" style:font-size-complex="10pt"/>
    </style:style>
    <style:style style:name="T101" style:family="text">
      <style:text-properties officeooo:rsid="00c06b89" style:font-size-asian="10pt" style:font-size-complex="10pt"/>
    </style:style>
    <style:style style:name="T102" style:family="text">
      <style:text-properties officeooo:rsid="00734aa5"/>
    </style:style>
    <style:style style:name="T103" style:family="text">
      <style:text-properties officeooo:rsid="0074d401"/>
    </style:style>
    <style:style style:name="T104" style:family="text">
      <style:text-properties officeooo:rsid="007a7ee5"/>
    </style:style>
    <style:style style:name="T105" style:family="text">
      <style:text-properties officeooo:rsid="0082ea56"/>
    </style:style>
    <style:style style:name="T106" style:family="text">
      <style:text-properties officeooo:rsid="00892281"/>
    </style:style>
    <style:style style:name="T107" style:family="text">
      <style:text-properties officeooo:rsid="008b54f4"/>
    </style:style>
    <style:style style:name="T108" style:family="text">
      <style:text-properties officeooo:rsid="008d6df8"/>
    </style:style>
    <style:style style:name="T109" style:family="text">
      <style:text-properties officeooo:rsid="008e45d6"/>
    </style:style>
    <style:style style:name="T110" style:family="text">
      <style:text-properties officeooo:rsid="008ff68a"/>
    </style:style>
    <style:style style:name="T111" style:family="text">
      <style:text-properties officeooo:rsid="0091e6e0"/>
    </style:style>
    <style:style style:name="T112" style:family="text">
      <style:text-properties officeooo:rsid="0094a6f3"/>
    </style:style>
    <style:style style:name="T113" style:family="text">
      <style:text-properties officeooo:rsid="0095bde2"/>
    </style:style>
    <style:style style:name="T114" style:family="text">
      <style:text-properties officeooo:rsid="009766d1"/>
    </style:style>
    <style:style style:name="T115" style:family="text">
      <style:text-properties officeooo:rsid="0098d779"/>
    </style:style>
    <style:style style:name="T116" style:family="text">
      <style:text-properties officeooo:rsid="009ace8f"/>
    </style:style>
    <style:style style:name="T117" style:family="text">
      <style:text-properties officeooo:rsid="009c534a"/>
    </style:style>
    <style:style style:name="T118" style:family="text">
      <style:text-properties officeooo:rsid="009e7278"/>
    </style:style>
    <style:style style:name="T119" style:family="text">
      <style:text-properties officeooo:rsid="009e77c1"/>
    </style:style>
    <style:style style:name="T120" style:family="text">
      <style:text-properties officeooo:rsid="00a0a96f"/>
    </style:style>
    <style:style style:name="T121" style:family="text">
      <style:text-properties officeooo:rsid="00a4dd28"/>
    </style:style>
    <style:style style:name="T122" style:family="text">
      <style:text-properties officeooo:rsid="00a59445"/>
    </style:style>
    <style:style style:name="T123" style:family="text">
      <style:text-properties officeooo:rsid="00a622e8"/>
    </style:style>
    <style:style style:name="T124" style:family="text">
      <style:text-properties officeooo:rsid="00a67cff"/>
    </style:style>
    <style:style style:name="T125" style:family="text">
      <style:text-properties officeooo:rsid="00a6dcb0"/>
    </style:style>
    <style:style style:name="T126" style:family="text">
      <style:text-properties officeooo:rsid="00a8f285"/>
    </style:style>
    <style:style style:name="T127" style:family="text">
      <style:text-properties officeooo:rsid="00a9d69d"/>
    </style:style>
    <style:style style:name="T128" style:family="text">
      <style:text-properties officeooo:rsid="00aa62bc"/>
    </style:style>
    <style:style style:name="T129" style:family="text">
      <style:text-properties officeooo:rsid="005fab4d"/>
    </style:style>
    <style:style style:name="T130" style:family="text">
      <style:text-properties officeooo:rsid="00abd607"/>
    </style:style>
    <style:style style:name="T131" style:family="text">
      <style:text-properties officeooo:rsid="00ac8f86"/>
    </style:style>
    <style:style style:name="T132" style:family="text">
      <style:text-properties officeooo:rsid="00ad0727"/>
    </style:style>
    <style:style style:name="T133" style:family="text">
      <style:text-properties officeooo:rsid="00aedd6e"/>
    </style:style>
    <style:style style:name="T134" style:family="text">
      <style:text-properties officeooo:rsid="00b00390"/>
    </style:style>
    <style:style style:name="T135" style:family="text">
      <style:text-properties officeooo:rsid="00b1b913"/>
    </style:style>
    <style:style style:name="T136" style:family="text">
      <style:text-properties officeooo:rsid="00b528a6"/>
    </style:style>
    <style:style style:name="T137" style:family="text">
      <style:text-properties officeooo:rsid="00b67c32"/>
    </style:style>
    <style:style style:name="T138" style:family="text">
      <style:text-properties officeooo:rsid="00bbe28d"/>
    </style:style>
    <style:style style:name="T139" style:family="text">
      <style:text-properties officeooo:rsid="00bdba32"/>
    </style:style>
    <style:style style:name="T140" style:family="text">
      <style:text-properties officeooo:rsid="00be8b76"/>
    </style:style>
    <style:style style:name="T141" style:family="text">
      <style:text-properties officeooo:rsid="00c06b89"/>
    </style:style>
    <style:style style:name="T142" style:family="text">
      <style:text-properties officeooo:rsid="00c1d7bf"/>
    </style:style>
    <style:style style:name="T143" style:family="text">
      <style:text-properties officeooo:rsid="00c26ecd"/>
    </style:style>
    <style:style style:name="T144" style:family="text">
      <style:text-properties officeooo:rsid="00c520b8"/>
    </style:style>
    <style:style style:name="T145" style:family="text">
      <style:text-properties officeooo:rsid="00c97fc3"/>
    </style:style>
    <style:style style:name="T146" style:family="text">
      <style:text-properties officeooo:rsid="00cb4b99"/>
    </style:style>
    <style:style style:name="T147" style:family="text">
      <style:text-properties officeooo:rsid="00cd2d2b"/>
    </style:style>
    <style:style style:name="T148" style:family="text">
      <style:text-properties officeooo:rsid="00cebe6e"/>
    </style:style>
    <style:style style:name="T149" style:family="text">
      <style:text-properties officeooo:rsid="00cf723d"/>
    </style:style>
    <style:style style:name="T150" style:family="text">
      <style:text-properties officeooo:rsid="00d31352"/>
    </style:style>
    <style:style style:name="T151" style:family="text">
      <style:text-properties officeooo:rsid="00d4336f"/>
    </style:style>
    <style:style style:name="T152" style:family="text">
      <style:text-properties officeooo:rsid="00d5cf4f"/>
    </style:style>
    <style:style style:name="T153" style:family="text">
      <style:text-properties officeooo:rsid="00d673cd"/>
    </style:style>
    <style:style style:name="fr1" style:family="graphic" style:parent-style-name="Frame">
      <style:graphic-properties style:wrap="parallel" style:number-wrapped-paragraphs="no-limit" style:vertical-pos="middle" style:vertical-rel="baseline" style:horizontal-pos="from-left" style:horizontal-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2.7mm" fo:text-indent="-6.35mm" fo:margin-left="2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Title"/>
      <text:p text:style-name="Title"><text:span text:style-name="T114">Django Website Framework</text:span> </text:p>
      <text:p text:style-name="normal"/>
      <text:p text:style-name="P96">by Thomas Walker Lynch</text:p>
      <text:p text:style-name="P96">2022-05-03</text:p>
      <text:p text:style-name="normal"/>
      <text:p text:style-name="P97">This document is intended to augment the Django documentation found at <text:a xlink:type="simple" xlink:href="http://docs.Djangoproject.com./" text:style-name="Internet_20_link" text:visited-style-name="Visited_20_Internet_20_Link">docs.Djangoproject.com.</text:a></text:p>
      <text:p text:style-name="P47"><text:soft-page-break/>Introduction</text:p>
      <text:p text:style-name="P68"><text:span text:style-name="T108">In the most abstract view, </text:span>Django<text:span text:style-name="T108"> is a set of conventions for </text:span><text:span text:style-name="T111">serving websites with the help of</text:span><text:span text:style-name="T108"> Python </text:span><text:span text:style-name="T111">programs</text:span><text:span text:style-name="T108">. <text:s text:c="2"/></text:span><text:span text:style-name="T114">Beyond this it is </text:span><text:span text:style-name="T111">difficult to nail down any specific thing that defines Django. <text:s text:c="2"/>When the Django package is unwrapped there are a number of programs, though pretty much any one of them could go unused</text:span><text:span text:style-name="T114"> or</text:span><text:span text:style-name="T111"> perhaps</text:span><text:span text:style-name="T114"> be</text:span><text:span text:style-name="T111"> replaced by something else</text:span><text:span text:style-name="T114">, and we don't have to limit ourselves to using just these programs. <text:s/>If it can be done in Python, then it can be used within the Django framework. <text:s/></text:span><text:span text:style-name="T112">Commonly use</text:span><text:span text:style-name="T115">d </text:span><text:span text:style-name="T112">facilities</text:span><text:span text:style-name="T115"> from the Django package</text:span><text:span text:style-name="T112"> include those </text:span><text:span text:style-name="T114">for</text:span><text:span text:style-name="T112"> session management, <text:s/>database management, <text:s/></text:span><text:span text:style-name="T116">filling out forms, </text:span><text:span text:style-name="T112">routing of urls, and filling in of </text:span><text:span text:style-name="T116">HTML </text:span><text:span text:style-name="T112">templates.</text:span></text:p>
      <text:p text:style-name="P68"><text:span text:style-name="T108">There is a HTTP server in the Django package</text:span><text:span text:style-name="T111">. I</text:span><text:span text:style-name="T109">t is not certified</text:span><text:span text:style-name="T111"> for production use</text:span><text:span text:style-name="T109">, so we only use it in when testing. <text:s/>The most popular </text:span><text:span text:style-name="T111">production </text:span><text:span text:style-name="T109">HTTP servers such as Nginx and Apache can not call Python programs</text:span><text:span text:style-name="T111"> directly.</text:span><text:span text:style-name="T109"> <text:s text:c="2"/>There is a web server called uWSGI that will accept HTTP requests, run the Python interpreter, pass HTTP requests to a Python function, then take that function's return value as a response. <text:s/>However uWSGI is not </text:span><text:span text:style-name="T111">production </text:span><text:span text:style-name="T109">certified either. <text:s/></text:span><text:span text:style-name="T111">Though a</text:span><text:span text:style-name="T109">pparently it is closer to being certified than the Django</text:span><text:span text:style-name="T111"> package </text:span><text:span text:style-name="T109">native HTTP server. <text:s text:c="2"/></text:span><text:span text:style-name="T124">Consequently </text:span><text:span text:style-name="T109">the most common configuration used in production with Django websites is to have a certified HTTP server such as Nginx or Apache relay HTTP </text:span><text:span text:style-name="T116">requests </text:span><text:span text:style-name="T109">and the subsequent responses to </text:span><text:span text:style-name="T111">and from</text:span><text:span text:style-name="T124"> a</text:span><text:span text:style-name="T111"> </text:span><text:span text:style-name="T109">uWSGI</text:span><text:span text:style-name="T124"> server</text:span><text:span text:style-name="T109">. <text:s/></text:span><text:span text:style-name="T111">I.e. to set up a reverse proxy with uWSGI. <text:s/></text:span><text:span text:style-name="T109">uWSGI in turn calls a </text:span><text:span text:style-name="T116">P</text:span><text:span text:style-name="T109">ython program to process the request</text:span><text:span text:style-name="T124">s</text:span><text:span text:style-name="T109"> and </text:span><text:span text:style-name="T111">form</text:span><text:span text:style-name="T109"> a response</text:span><text:span text:style-name="T124">s</text:span><text:span text:style-name="T109">.</text:span></text:p>
      <text:p text:style-name="P69">The top level Python program that is called by the native server, or by uWSGI, is simply a URL router. <text:s/>A URL router makes use of a table of <text:span text:style-name="T110">string</text:span><text:span text:style-name="T111"> →</text:span><text:span text:style-name="T110"> function pairs.</text:span><text:span text:style-name="T116"> </text:span><text:span text:style-name="T110"><text:s/>The functions found in the URL router table are called </text:span><text:span text:style-name="T9">view</text:span><text:span text:style-name="T46"> <text:s/>functions.</text:span><text:span text:style-name="T110"> The</text:span><text:span text:style-name="T111"> URL router walks the table, and upon finding a </text:span><text:span text:style-name="T116">string that matches the URL</text:span><text:span text:style-name="T111"> it calls the corresponding </text:span><text:span text:style-name="T116">Python </text:span><text:span text:style-name="T111">function.</text:span><text:span text:style-name="T125"> <text:s/>The URL router then passes that corresponding function the request wrapped in a Python object, and it expects a wrapped response to be returned.</text:span></text:p>
      <text:p text:style-name="P70"><text:soft-page-break/><text:span text:style-name="T110">The corresponding function </text:span><text:span text:style-name="T116">may be anything written in Python. <text:s/>A common case is for the corresponding function to be a URL router. <text:s/>In this manner Django websites may be structured hierarchically. <text:s/>Another common case is for the corresponding function to fill out a</text:span><text:span text:style-name="T125">n HTML </text:span><text:span text:style-name="T116">template found in a file, and </text:span><text:span text:style-name="T125">then </text:span><text:span text:style-name="T116">to return the </text:span><text:span text:style-name="T125">filled out template</text:span><text:span text:style-name="T116"> as the response.</text:span></text:p>
      <text:p text:style-name="P80"><text:span text:style-name="T111">As all Python programmers know, the</text:span><text:span text:style-name="T106"> Python language standard describes a recursive structure where programs are grouped in modules, <text:s/>and modules are collected into packages. <text:s/>Django </text:span><text:span text:style-name="T107">attempts to create a parallel structure for </text:span><text:span text:style-name="T106">websites. <text:s/></text:span><text:span text:style-name="T110">I</text:span><text:span text:style-name="T107">n </text:span><text:span text:style-name="T45">Django speak</text:span><text:span text:style-name="T107">, a</text:span><text:span text:style-name="T106"> related </text:span><text:span text:style-name="T107">set of website</text:span><text:span text:style-name="T106"> pages </text:span><text:span text:style-name="T107">is said to form an</text:span><text:span text:style-name="T106"> </text:span><text:span text:style-name="T8">application</text:span><text:span text:style-name="T9"> </text:span><text:span text:style-name="T44">and then</text:span><text:span text:style-name="T45"> multiple</text:span><text:span text:style-name="T44"> applications are collected together to create a </text:span><text:span text:style-name="T8">website.</text:span><text:span text:style-name="T9"> </text:span><text:span text:style-name="T46"><text:s/>The thinking here is that functional units such as a blog, calendar, shopping site, etc. <text:s/>can each be </text:span><text:span text:style-name="T52">thought of as separate applications.</text:span><text:span text:style-name="T46"> </text:span></text:p>
      <text:p text:style-name="P80"><text:span text:style-name="T46">The grand vision is that the world will share Django applications</text:span><text:span text:style-name="T52">, so that</text:span><text:span text:style-name="T46"> website designers can then just toss them together to quickly make websites.</text:span><text:span text:style-name="T54"> <text:s/></text:span><text:span text:style-name="T61">In practice it turns out to be a battle between sharing and compartmentalization. <text:s/>The site theme, for example, will have to be shared among all applications. <text:s/>There will only be one database. <text:s/>Some database tables might be shared, while others might be application specific. However, t</text:span><text:span text:style-name="T54">o some extent this vision has been successful, <text:s/>a number of packages with Django applications are available f</text:span><text:span text:style-name="T61">or</text:span><text:span text:style-name="T54"> download from </text:span><text:span text:style-name="Source_20_Text"><text:span text:style-name="T54">djangopackages.org</text:span></text:span><text:span text:style-name="T54">.</text:span></text:p>
      <text:p text:style-name="P71"><text:span text:style-name="T46">A</text:span><text:span text:style-name="T47">s such, we </text:span><text:span text:style-name="T46">might expect that a web application consists of a directory that holds a URL router table in its own file, view functions, template files, and perhaps some descriptions of database tables it makes use of. <text:s text:c="2"/></text:span><text:span text:style-name="T48">So perhaps an application directory</text:span><text:span text:style-name="T46"> would </text:span><text:span text:style-name="T48">look</text:span><text:span text:style-name="T46"> something like this:</text:span></text:p>
      <text:p text:style-name="P71"><text:soft-page-break/><text:span text:style-name="T46"><draw:frame draw:style-name="fr1" draw:name="Frame2" text:anchor-type="as-char" svg:width="112.75mm" draw:z-index="1"><draw:text-box fo:min-height="70.27mm"><text:p text:style-name="Source"/><text:p text:style-name="Source"><text:span text:style-name="T132">&lt;</text:span>application<text:span text:style-name="T132">&gt;</text:span>/</text:p><text:p text:style-name="Source">├── models.py</text:p><text:p text:style-name="Source">├── settings.py</text:p><text:p text:style-name="Source">├── templates</text:p><text:p text:style-name="Source">│ <text:s text:c="2"/>├── <text:span text:style-name="T117">application_</text:span>page1_template.html</text:p><text:p text:style-name="Source">│ <text:s text:c="2"/>├── <text:span text:style-name="T117">application_</text:span>page2_template.html</text:p><text:p text:style-name="Source">│ <text:s text:c="2"/>└── <text:span text:style-name="T117">application_</text:span>page3_template.phtml</text:p><text:p text:style-name="Source">├── urls.py</text:p><text:p text:style-name="Source">└── views.py</text:p><text:p text:style-name="Figure">Figure <text:sequence text:ref-name="refFigure0" text:name="Figure" text:formula="ooow:Figure+1" style:num-format="1">1</text:sequence>: An Application Directory</text:p></draw:text-box></draw:frame></text:span></text:p>
      <text:p text:style-name="P72"><text:span text:style-name="T46">H</text:span><text:span text:style-name="T37">ere the URL routing table is found in </text:span><text:span text:style-name="Source_20_Text"><text:span text:style-name="T37">urls.py</text:span></text:span><text:span text:style-name="T37">. <text:s/>It will be read by the URL router. <text:s text:c="2"/>It is conventional to place the settings for the application in </text:span><text:span text:style-name="Source_20_Text"><text:span text:style-name="T37">settings.py</text:span></text:span><text:span text:style-name="T37">. <text:s text:c="2"/>The various page templates are conventionally placed in a directory called </text:span><text:span text:style-name="Source_20_Text"><text:span text:style-name="T37">templates</text:span></text:span><text:span text:style-name="T37">. <text:s/>And if there are not many view functions, it is conventional to place them all in a file called </text:span><text:span text:style-name="Source_20_Text"><text:span text:style-name="T37">views.py</text:span></text:span><text:span text:style-name="T37">. <text:s/>The </text:span><text:span text:style-name="Source_20_Text"><text:span text:style-name="T37">views.py</text:span></text:span><text:span text:style-name="T37"> module will have to be included into </text:span><text:span text:style-name="Source_20_Text"><text:span text:style-name="T37">urls.py</text:span></text:span><text:span text:style-name="T37">, or the URL router will not be able to find the view functions. <text:s text:c="2"/>The file </text:span><text:span text:style-name="Source_20_Text"><text:span text:style-name="T37">models.py</text:span></text:span><text:span text:style-name="T37"> is used </text:span><text:span text:style-name="T55">by</text:span><text:span text:style-name="T37"> a useful Python utility </text:span><text:span text:style-name="T55">that presents and Python object interface to</text:span><text:span text:style-name="T37"> a database. <text:s text:c="2"/>This structure is not caste in stone. <text:s text:c="2"/>Files that are not used, say for example </text:span><text:span text:style-name="Source_20_Text"><text:span text:style-name="T37">models.py</text:span></text:span><text:span text:style-name="T37">, <text:s/>will not be present, as as all of this is built from Python, things may be named differently if you really want them to be.</text:span></text:p>
      <text:p text:style-name="P67"><text:span text:style-name="T37">Django is not without its warts. <text:s/></text:span><text:span text:style-name="T120">As one example, t</text:span><text:span text:style-name="T37">he template filling program that ships with the Django package does not respect the application</text:span><text:span text:style-name="T119"> directory hierarchy</text:span><text:span text:style-name="T37">. <text:s/></text:span><text:span text:style-name="T120">That is why</text:span><text:span text:style-name="T37"> in </text:span><text:span text:style-name="T37"><text:sequence-ref text:reference-format="category-and-value" text:ref-name="refFigure0">Figure 1</text:sequence-ref></text:span><text:span text:style-name="T37"><text:s/>I </text:span><text:span text:style-name="T119">manually gave all the template files a namespace by </text:span><text:span text:style-name="T37">prefix</text:span><text:span text:style-name="T119">ing </text:span><text:span text:style-name="T120">their file names</text:span><text:span text:style-name="T119"> with the</text:span><text:span text:style-name="T37"> name of the application.</text:span><text:span text:style-name="T126"> <text:s/>Otherwise those names might have collided with the names of template files in other applications.</text:span><text:span text:style-name="T37"> <text:s/>Another method for forcing a namespace for template files is to put </text:span><text:span text:style-name="T126">all the files</text:span><text:span text:style-name="T37"> in a subdirectory named after the application. <text:s/>This latter convention is used in the Django authentication application that comes with the Django package.</text:span><text:span text:style-name="T126"> <text:s/>It leads to a rather awkward looking structure where all we find in the templates directory is another directory that has the same name as the application, then under that directory we find the templates.</text:span></text:p>
      <text:p text:style-name="P74"><text:span text:style-name="T55">A</text:span><text:span text:style-name="T47"> website is made of a number of applications, perhaps something like this:</text:span></text:p>
      <text:p text:style-name="P65"><text:soft-page-break/><draw:frame draw:style-name="fr1" draw:name="Frame1" text:anchor-type="as-char" svg:width="86.82mm" draw:z-index="0"><draw:text-box fo:min-height="46.67mm"><text:p text:style-name="Source"/><text:p text:style-name="Source"><text:span text:style-name="T132">website_</text:span><text:span text:style-name="T121">Django</text:span>/</text:p><text:p text:style-name="Source">├── blog</text:p><text:p text:style-name="Source">├── initial</text:p><text:p text:style-name="Source">├── manage.py</text:p><text:p text:style-name="Source">├── messaging</text:p><text:p text:style-name="Source">└── shared</text:p><text:p text:style-name="Figure">Figure <text:sequence text:ref-name="refFigure1" text:name="Figure" text:formula="ooow:Figure+1" style:num-format="1">2</text:sequence>: A Django Website Directory</text:p></draw:text-box></draw:frame></text:p>
      <text:p text:style-name="P73"><text:span text:style-name="T49">Here we have </text:span><text:span text:style-name="T48">a</text:span><text:span text:style-name="T49"> Django website called ‘site’. It then makes use of four applications: <text:s/></text:span><text:span text:style-name="Source_20_Text"><text:span text:style-name="T49">blog</text:span></text:span><text:span text:style-name="T49">, </text:span><text:span text:style-name="Source_20_Text"><text:span text:style-name="T49">initial</text:span></text:span><text:span text:style-name="T49">, </text:span><text:span text:style-name="Source_20_Text"><text:span text:style-name="T49">messaging</text:span></text:span><text:span text:style-name="T49">, and </text:span><text:span text:style-name="Source_20_Text"><text:span text:style-name="T49">shared</text:span></text:span><text:span text:style-name="T49">. </text:span><text:span text:style-name="T48"><text:s text:c="2"/>Each of these applications will have the form shown above in </text:span><text:span text:style-name="T48"><text:sequence-ref text:reference-format="category-and-value" text:ref-name="refFigure0">Figure 1</text:sequence-ref></text:span><text:span text:style-name="T48">.</text:span><text:span text:style-name="T52"> <text:s/>The program </text:span><text:span text:style-name="Source_20_Text"><text:span text:style-name="T52">manage.py</text:span></text:span><text:span text:style-name="T52"> </text:span><text:span text:style-name="T53">will appear when Django is installed. <text:s/>It is </text:span><text:span text:style-name="T52">used for initializing a Django site directory, to create the skeleton directories for new applications, to run the native web server, and to run other programs for administering the site_Django level of the project.</text:span></text:p>
      <text:p text:style-name="P73"><text:span text:style-name="T48">T</text:span><text:span text:style-name="T49">he </text:span><text:span text:style-name="Source_20_Text"><text:span text:style-name="T49">initial</text:span></text:span><text:span text:style-name="T49"> application is where control enters when there is an http request. <text:s/>The top level URL routing table will be found in this application. <text:s text:c="2"/>Some of its entries will send control off to the URL routers of the various other applications. <text:s/>Sometimes there are resources that can not easily be said to be owned by any of the applications. <text:s/>We put those in the </text:span><text:span text:style-name="Source_20_Text"><text:span text:style-name="T49">shared</text:span></text:span><text:span text:style-name="T49"> application. <text:s text:c="2"/>A common example</text:span><text:span text:style-name="T51"> of a shared resource</text:span><text:span text:style-name="T49"> is</text:span><text:span text:style-name="T50"> the css <text:s/>theme for the entire site.</text:span><text:span text:style-name="T51"> <text:s/></text:span></text:p>
      <text:p text:style-name="P75"><text:span text:style-name="T51">T</text:span><text:span text:style-name="T37">ypically a Django website directory appears within a higher level directory that is used to hold information about the Python virtual environment and Git repository. <text:s/>Such a project directory might look like:</text:span></text:p>
      <text:p text:style-name="P75"><text:soft-page-break/><text:span text:style-name="T37"><draw:frame draw:style-name="fr1" draw:name="Frame3" text:anchor-type="as-char" svg:width="84.97mm" draw:z-index="2"><draw:text-box fo:min-height="60.87mm"><text:p text:style-name="Source"><text:span text:style-name="T118">project</text:span>/</text:p><text:p text:style-name="Source">├── document</text:p><text:p text:style-name="Source">├── <text:span text:style-name="T126">.</text:span>git</text:p><text:p text:style-name="Source">├── <text:span text:style-name="T126">.</text:span>gitignore</text:p><text:p text:style-name="Source">├── env</text:p><text:p text:style-name="Source">├── executable</text:p><text:p text:style-name="Source">├── LICENSE</text:p><text:p text:style-name="Source">├── README.md</text:p><text:p text:style-name="Source">└── site_Django</text:p><text:p text:style-name="Figure">Figure <text:sequence text:ref-name="refFigure2" text:name="Figure" text:formula="ooow:Figure+1" style:num-format="1">3</text:sequence>: A Website Project Directory</text:p></draw:text-box></draw:frame></text:span></text:p>
      <text:p text:style-name="P66">Here in <text:sequence-ref text:reference-format="category-and-value" text:ref-name="refFigure2">Figure 3</text:sequence-ref><text:s/><text:span text:style-name="T126"><text:s/>the </text:span><text:span text:style-name="Source_20_Text"><text:span text:style-name="T126">.</text:span></text:span><text:span text:style-name="Source_20_Text">git</text:span> and <text:span text:style-name="T126">.</text:span><text:span text:style-name="Source_20_Text">gitignore</text:span> files <text:span text:style-name="T126">hold state for</text:span> the git repository. <text:s/>The <text:span text:style-name="Source_20_Text">env</text:span> directory holds the Python virtual environment<text:span text:style-name="T113">. <text:s/>I think of directory names as attributes that are given to the files within </text:span><text:span text:style-name="T126">said</text:span><text:span text:style-name="T113"> directory. <text:s text:c="2"/>So for example, the files in the </text:span><text:span text:style-name="Source_20_Text"><text:span text:style-name="T113">executable</text:span></text:span><text:span text:style-name="T113"> directory have the attribute of being executable. <text:s/>This convention avoids the problem of plurals and singulars when naming directories</text:span><text:span text:style-name="T126">; a problem that can easily cause things to be confusing. <text:s/></text:span></text:p>
      <text:p text:style-name="P66"><text:span text:style-name="T126">This very problem is a source of another Django wart, <text:s/>the object database that comes with Django expects tables to have singular names, it then adds an 's' when their names are displayed in the admin panel; thus creating the appearance of tables that does not exist. <text:s/>Sometimes and 's' is not appropriate, so the code provides a facility for adding other types of plurals. <text:s/>In my code I typically just turn all that nonsense off by providing empty strings for plural suffixes. <text:s/>If a table name appears in the admin panel, then that is the actual name of the table. <text:s/>Furthermore, the name of a table is taken to be a property of the records found in that table.</text:span></text:p>
      <text:p text:style-name="P76"><text:span text:style-name="T57">Th</text:span><text:span text:style-name="T58">e directory structure for a Django project can run deep. <text:s/>I</text:span><text:span text:style-name="T59">n total, our website directory will have at least three levels. <text:s text:c="2"/>Project management is at the top level, <text:s/>Django web framework management is at the second level, and at the third level and deeper we finally see the files that</text:span><text:span text:style-name="T60"> are specific to our unique website.</text:span><text:span text:style-name="T52"> If we count the template directories as a level, then we will have at least four levels. <text:s/>If we use the subdirectory approach for creating template namespace</text:span><text:span text:style-name="T60">s</text:span><text:span text:style-name="T52">, then a website directory will run at least 5 levels deep</text:span><text:span text:style-name="T60">!</text:span></text:p>
      <text:p text:style-name="P77"><text:soft-page-break/><text:span text:style-name="T56">A</text:span><text:span text:style-name="T37">nother Django wart comes in the convention of naming the various levels in the directory structure. <text:s text:c="2"/>By default we give the project a name. <text:s/>So far so good. <text:s/>Then by default Django gives gives the Django website directory the same name as the project. <text:s/>But this is not all, as by default the initial application is also given the same name as the project! <text:s/>Glory hallelujah. <text:s/>Have fun renaming the project. <text:s text:c="2"/>Fortunately the default behavior can be overridden. <text:s text:c="2"/>By the convention in our shop we also give the project a name. <text:s text:c="2"/>The Django website level is then called literally 'website_Django'. <text:s text:c="2"/>This holds open the possibility that the project might hold other things than websites, and it might even have website implementations that are not done in Django. <text:s/>Website versioning is typically handled though git branches. <text:s/>If we had to we could add a suffix to the directory name. <text:s/>We then just call the initial application, 'initial'. <text:s text:c="2"/></text:span></text:p>
      <text:p text:style-name="P48">Installing Django</text:p>
      <text:p text:style-name="P81"><text:span text:style-name="T130">When </text:span><text:span text:style-name="T88">starting from scratch</text:span><text:span text:style-name="T95">:</text:span></text:p>
      <text:p text:style-name="P32">&gt; <text:span text:style-name="T30">mkdir &lt;</text:span><text:span text:style-name="T122">project</text:span><text:span text:style-name="T31">&gt;</text:span></text:p>
      <text:p text:style-name="P32"><text:span text:style-name="T92">&gt; </text:span><text:span text:style-name="T31">cd &lt;</text:span><text:span text:style-name="T122">project</text:span><text:span text:style-name="T31">&gt;</text:span></text:p>
      <text:p text:style-name="P13"><text:span text:style-name="T30">&gt; </text:span>python3 -m venv env<text:span text:style-name="T32"> </text:span></text:p>
      <text:p text:style-name="P18">&gt; source env/bin/activate<text:span text:style-name="T88"> </text:span></text:p>
      <text:p text:style-name="Source">&gt; python -m pip install Django<text:span text:style-name="T35"> <text:s/></text:span></text:p>
      <text:p text:style-name="P14">&gt; mkdir <text:span text:style-name="T122">website_</text:span>Django</text:p>
      <text:p text:style-name="P16">&gt; django-admin startproject <text:span text:style-name="T34">initial</text:span><text:span text:style-name="T35"> </text:span><text:span text:style-name="T122">website</text:span><text:span text:style-name="T35">_Django</text:span></text:p>
      <text:p text:style-name="P16"/>
      <text:p text:style-name="P78"><text:span text:style-name="T127">For my OS the default python version </text:span><text:span text:style-name="T128">is </text:span><text:span text:style-name="T127">Python 2, so in the step where </text:span><text:span text:style-name="T128">I</text:span><text:span text:style-name="T127"> create the virtual environment I must explicitly invoke </text:span><text:span text:style-name="Source_20_Text"><text:span text:style-name="T127">python3</text:span></text:span><text:span text:style-name="T127">. <text:s/></text:span><text:span text:style-name="T128">In any case it does not hurt to explicitly call out version 3. After sourcing </text:span><text:span text:style-name="Source_20_Text"><text:span text:style-name="T128">activate</text:span></text:span><text:span text:style-name="T128"> the shell will be in the virtual environment where the command </text:span><text:span text:style-name="Source_20_Text"><text:span text:style-name="T128">python</text:span></text:span><text:span text:style-name="T128"> will run the version 3 interpreter</text:span><text:span text:style-name="T131"> by default.</text:span><text:span text:style-name="T128"> </text:span></text:p>
      <text:p text:style-name="P79">After creating the <text:span text:style-name="T133">initial project</text:span> the developer must do the usual things to turn the project into a git repository. <text:s/>We will need a <text:span text:style-name="Source_20_Text"><text:span text:style-name="T129">.gitignore</text:span></text:span><text:span text:style-name="T129"> </text:span>file that git will at least ignores the<text:span text:style-name="T131"> following files and directories.</text:span></text:p>
      <text:p text:style-name="P57">env/</text:p>
      <text:p text:style-name="P57">__pycache__/</text:p>
      <text:p text:style-name="P57">db.sqlite3</text:p>
      <text:p text:style-name="P57">*.pyc</text:p>
      <text:p text:style-name="P58"><text:soft-page-break/></text:p>
      <text:p text:style-name="Text_20_body"><text:span text:style-name="T128">If instead we are pulling an existing </text:span><text:span text:style-name="T95">Django </text:span><text:span text:style-name="T128">project</text:span><text:span text:style-name="T95"> from a </text:span><text:span text:style-name="T128">git repository, we begin like this:</text:span></text:p>
      <text:p text:style-name="P17">&gt; <text:span text:style-name="T86">git clone </text:span><text:span text:style-name="T87">&lt;</text:span><text:span text:style-name="T122">project&gt;</text:span></text:p>
      <text:p text:style-name="P17"><text:span text:style-name="T86">&gt; cd </text:span><text:span text:style-name="T87">&lt;</text:span><text:span text:style-name="T122">project&gt;</text:span></text:p>
      <text:p text:style-name="P55">&gt; python3 -m venv env<text:span text:style-name="T123"> <text:s/># env is in .gitignore, so we need to build it here</text:span></text:p>
      <text:p text:style-name="P56">&gt; source env/bin/activate</text:p>
      <text:p text:style-name="P60">&gt; ./executable/python_packages<text:span text:style-name="T123"> <text:s/>#installs at least Django</text:span></text:p>
      <text:p text:style-name="P59">&gt; <text:span text:style-name="T33">django-admin startproject </text:span><text:span text:style-name="T34">initial</text:span><text:span text:style-name="T35"> </text:span><text:span text:style-name="T122">website</text:span><text:span text:style-name="T35">_Django</text:span></text:p>
      <text:p text:style-name="P53">&gt; cd <text:span text:style-name="T122">website_Django</text:span></text:p>
      <text:p text:style-name="P82">If our site makes use of the object database that comes with Django:</text:p>
      <text:p text:style-name="P44"/>
      <text:p text:style-name="P44">&gt; .<text:span text:style-name="T105">.</text:span>/executable/migration</text:p>
      <text:p text:style-name="P44"/>
      <text:p text:style-name="P82">If we are to have an admin panel and user authentication we will need to create a super user, i.e. an administrator:</text:p>
      <text:p text:style-name="P44"/>
      <text:p text:style-name="P45"><text:span text:style-name="T105">&gt; </text:span>python manage.py createsuperuser</text:p>
      <text:p text:style-name="Source"/>
      <text:p text:style-name="P49">Database</text:p>
      <text:p text:style-name="Text_20_body"/>
      <text:p text:style-name="P62">&gt; .<text:span text:style-name="T105">.</text:span>/executable/migration</text:p>
      <text:p text:style-name="Text_20_body"/>
      <text:p text:style-name="Text_20_body">We will have to have some means for maintaining the database. <text:s/>With SQLite archiving and copying the database can be as simple as copying the file db.sqlite3. <text:s/>SQLite is used by default with Django. <text:s/>However Django may be configured to use more high performance databases such as MySQL or Postgres.</text:p>
      <text:p text:style-name="P26">Additional Applications</text:p>
      <text:p text:style-name="Source"><text:span text:style-name="Source_20_Text">python3 manage.py startapp &lt;app_name&gt;_app</text:span></text:p>
      <text:p text:style-name="Source"><text:span text:style-name="Source_20_Text"/></text:p>
      <text:p text:style-name="P20"><text:soft-page-break/><text:span text:style-name="T96">Remote </text:span>Testing<text:span text:style-name="T96"> Using Django Test Server</text:span></text:p>
      <text:p text:style-name="P38">Suppose we have placed the Django site on the target server where it will be put into production. <text:s/>Suppose further that for some reason we wish to access the site on the remote server using the Django Test Server. <text:s/>(Surely we would not deploy the site with the test server.)</text:p>
      <text:p text:style-name="P27"><text:span text:style-name="T96">Via </text:span><text:span text:style-name="T93">Port Forwarding</text:span></text:p>
      <text:p text:style-name="Text_20_body">I<text:span text:style-name="T88">f we are to use the Django test server and the site has been placed on a remote server,</text:span><text:span text:style-name="T94"> then</text:span><text:span text:style-name="T88"> i</text:span>n<text:span text:style-name="T17"> a shell on the client machine set up port forwarding</text:span><text:span text:style-name="T28">. <text:s/>This will also login and open a shell on the </text:span><text:span text:style-name="T29">remote server</text:span><text:span text:style-name="T28">:</text:span></text:p>
      <text:p text:style-name="P33">&gt; ssh thomas_lynch@reasoningtechnology.com -L9000:0.0.0.0:9000</text:p>
      <text:p text:style-name="P34"/>
      <text:p text:style-name="Text_20_body"><text:span text:style-name="T26">Note that the </text:span><text:span text:style-name="Source_20_Text"><text:span text:style-name="T26">-L </text:span></text:span><text:span text:style-name="T26">option <text:s/>must come after the </text:span><text:span text:style-name="Source_20_Text"><text:span text:style-name="T26">user@machine</text:span></text:span><text:span text:style-name="T26"> argument. <text:s/>This might be counter intuitive because most commands take options first. <text:s/>Apparently this is an option on the </text:span><text:span text:style-name="Source_20_Text"><text:span text:style-name="T26">user@machine</text:span></text:span><text:span text:style-name="T26"> rather than being a command option.</text:span><text:span text:style-name="T27"> <text:s text:c="2"/></text:span><text:span text:style-name="Source_20_Text"><text:span text:style-name="T27">0.0.0.0 </text:span></text:span><text:span text:style-name="T27">works the same as </text:span><text:span text:style-name="Source_20_Text"><text:span text:style-name="T27">127.0.0.1</text:span></text:span><text:span text:style-name="T27">. Either can be used. <text:s/>It is OK to put space after the </text:span><text:span text:style-name="Source_20_Text"><text:span text:style-name="T27">-L</text:span></text:span><text:span text:style-name="T27">.</text:span><text:span text:style-name="T28"> <text:s text:c="2"/></text:span></text:p>
      <text:p text:style-name="Text_20_body"><text:span text:style-name="T29">In a shell on</text:span> the remote server type:</text:p>
      <text:p text:style-name="P3">&gt; <text:span text:style-name="T25">cd </text:span><text:span text:style-name="T33">&lt;site&gt;_root</text:span></text:p>
      <text:p text:style-name="P35">&gt; source env/bin/activate</text:p>
      <text:p text:style-name="P35">&gt; cd <text:span text:style-name="T33">&lt;site&gt;_</text:span><text:span text:style-name="T36">Django</text:span></text:p>
      <text:p text:style-name="P3"><text:span text:style-name="T25">&gt; </text:span><text:span text:style-name="T18">python </text:span>manage.py runserver 9000</text:p>
      <text:p text:style-name="P4"><text:span text:style-name="Source_20_Text"/></text:p>
      <text:p text:style-name="Text_20_body">On the local client machine open up <text:span text:style-name="Source_20_Text">firefox</text:span> on <text:span text:style-name="Source_20_Text">127.0.0.1:9000</text:span> and the Django test page should appear.</text:p>
      <text:p text:style-name="Text_20_body"><text:soft-page-break/>In the above transcript I ran ssh as local user Thomas-admin, and without <text:span text:style-name="Source_20_Text">sudo</text:span>. <text:s/>Yet, the port forwarding still works when firefox is run as another user, say Thomas-Internet. <text:s/>It is strange that one user may use another user's port forwarding, when neither user is privileged. <text:s/></text:p>
      <text:p text:style-name="Text_20_body">This works whether the VPN is on or off.</text:p>
      <text:p text:style-name="Text_20_body">If the Django test server is not running the terminal with the local ssh command doing the port forwarding gives many 'channel 3: open failed: connect failed: Connection refused' type errors.</text:p>
      <text:p text:style-name="P27"><text:span text:style-name="T96">Via</text:span><text:span text:style-name="T93"> VPN</text:span></text:p>
      <text:p text:style-name="P15"><text:span text:style-name="T3">This didn't work .. </text:span><text:span text:style-name="T37">but I believe it can be made to work.</text:span></text:p>
      <text:p text:style-name="P10">Same as before, but instead of using ssh and port forwarding we will run a VPN.</text:p>
      <text:p text:style-name="P6"><text:span text:style-name="T17">In a shell on the remote server do the install</text:span><text:span text:style-name="T18"> as before:</text:span></text:p>
      <text:p text:style-name="P5">&gt; python3 -m venv env</text:p>
      <text:p text:style-name="P5">&gt; source env/bin/activate</text:p>
      <text:p text:style-name="P5">&gt; python -m pip install Django</text:p>
      <text:p text:style-name="P9">...</text:p>
      <text:p text:style-name="P1">&gt; <text:span text:style-name="T18">python3 </text:span>manage.py runserver 9000</text:p>
      <text:p text:style-name="P7"><text:s/></text:p>
      <text:p text:style-name="P8">This time we run a VPN to the remote server. <text:s/>The VPN must be run as root or with sudo:</text:p>
      <text:p text:style-name="Source"># openvpn client.ovp<text:span text:style-name="T19">n</text:span></text:p>
      <text:p text:style-name="P2"/>
      <text:p text:style-name="P8">I haven't been able to make this work. <text:s/>127.0.0.1:9000 does not route to the remote host. <text:span text:style-name="T20"><text:s/>http://35.194.71.194:9000</text:span><text:span text:style-name="T21"> <text:s/>hangs. <text:s/>I guess that the firewall on 35.194.71.194 is blocking it. <text:s/>Perhaps someone else knows a magic incantation to make this work.</text:span></text:p>
      <text:p text:style-name="P8">Well, one good thing, the port forwarding still works when the VPN is on or off.</text:p>
      <text:p text:style-name="P42">WSGI<text:span text:style-name="T145"> and </text:span><text:span text:style-name="T153">Production </text:span><text:span text:style-name="T146">Deployment</text:span></text:p>
      <text:p text:style-name="Text_20_body"/>
      <text:p text:style-name="P50"><text:soft-page-break/>Introduction</text:p>
      <text:p text:style-name="P85"><text:span text:style-name="T38">WSGI is an acronym for the </text:span><text:span text:style-name="T7">Python </text:span><text:span text:style-name="T6">Web Server Gateway Interface</text:span><text:span text:style-name="T65"> </text:span><text:span text:style-name="T38">.</text:span><text:span text:style-name="T63"> <text:s/>It </text:span><text:span text:style-name="T65">defines </text:span><text:span text:style-name="T72">both </text:span><text:span text:style-name="T65">a protocol for listening to a socket, and </text:span><text:span text:style-name="T72">an</text:span><text:span text:style-name="T63"> API for Python programs. <text:s/></text:span><text:span text:style-name="T72">I</text:span><text:span text:style-name="T68"> do not know why the acronym is not PWSGI. <text:s/></text:span><text:span text:style-name="T63">See</text:span></text:p>
      <text:p text:style-name="P85"><text:a xlink:type="simple" xlink:href="https://www.python.org/dev/peps/pep-0333/" text:style-name="Standard" text:visited-style-name="Standard"><text:span text:style-name="T99">https://www.python.org/dev/peps/pep-0333/</text:span></text:a><text:span text:style-name="T137"> <text:s/>and </text:span></text:p>
      <text:p text:style-name="P87">https://wsgi.readthedocs.io/en/latest/</text:p>
      <text:p text:style-name="P88"><text:span text:style-name="T63">uWSGI, </text:span><text:span text:style-name="T64"><text:s/>note</text:span><text:span text:style-name="T43"> the</text:span><text:span text:style-name="T68"> lower case</text:span><text:span text:style-name="T43"> </text:span><text:span text:style-name="T39">'</text:span><text:span text:style-name="T38">u</text:span><text:span text:style-name="T39">'</text:span><text:span text:style-name="T38"> </text:span><text:span text:style-name="T66">prefix</text:span><text:span text:style-name="T43">, </text:span><text:span text:style-name="T38">is </text:span><text:span text:style-name="T63">the name of a</text:span><text:span text:style-name="T38"> </text:span><text:span text:style-name="T62">server program</text:span><text:span text:style-name="T38"> </text:span><text:span text:style-name="T63">that implements WSGI. <text:s/>The command that launches the server is</text:span><text:span text:style-name="T38"> <text:s/></text:span><text:span text:style-name="Source_20_Text"><text:span text:style-name="T75">uwsg</text:span></text:span><text:span text:style-name="Source_20_Text"><text:span text:style-name="T77">i</text:span></text:span><text:span text:style-name="T136"> </text:span><text:span text:style-name="T138">written i</text:span><text:span text:style-name="T136">n all lower case</text:span><text:span text:style-name="T140">, and in <text:s/>this document will be referred to while using a</text:span><text:span text:style-name="T138"> monospaced font. The</text:span><text:span text:style-name="T136"> <text:s/></text:span><text:span text:style-name="Source_20_Text"><text:span text:style-name="T78">uwsgi</text:span></text:span><text:span text:style-name="T138"> program w</text:span><text:span text:style-name="T136">as w</text:span>ritten in C and appears as a compiled binary in a <text:span text:style-name="T136">P</text:span>ython pip distribution.<text:span text:style-name="T136"> </text:span><text:span text:style-name="T66"><text:s/></text:span><text:span text:style-name="T72">Apparently the lower case u is for the Greek letter mu, and thus probably means micro. <text:s/>I have no idea why the server is named this. <text:s/></text:span><text:span text:style-name="T136">See </text:span></text:p>
      <text:p text:style-name="Text_20_body"><text:a xlink:type="simple" xlink:href="https://uwsgi-docs.readthedocs.io/en/latest/" text:style-name="Standard" text:visited-style-name="Standard"><text:span text:style-name="T99">https://uwsgi-docs.readthedocs.io/</text:span></text:a><text:span text:style-name="T137"> </text:span></text:p>
      <text:p text:style-name="P86">This link redirects to the above link:</text:p>
      <text:p text:style-name="P85"><text:a xlink:type="simple" xlink:href="http://projects.unbit.it/uwsgi" text:style-name="Standard" text:visited-style-name="Standard"><text:span text:style-name="T99">http://projects.unbit.it/uwsgi</text:span></text:a><text:span text:style-name="T39"> </text:span><text:span text:style-name="T64"><text:s text:c="2"/></text:span></text:p>
      <text:p text:style-name="P90"><text:span text:style-name="T42">A</text:span><text:span text:style-name="T37">ccording to the documents, uwsgi in all lower case</text:span><text:span text:style-name="T69"> </text:span><text:span text:style-name="T37">is also the name of the WSGI protocol. <text:s/></text:span><text:span text:style-name="T70">However in this missive I will just call it the "WSGI protocol".</text:span></text:p>
      <text:p text:style-name="P89"><text:span text:style-name="T42">The documentation calls</text:span><text:span text:style-name="T67"> the socket </text:span><text:span text:style-name="T69">listening side of the server </text:span><text:span text:style-name="T67">the</text:span><text:span text:style-name="T42"> </text:span><text:span text:style-name="T10">front side</text:span><text:span text:style-name="T11">,</text:span><text:span text:style-name="T42"> </text:span><text:span text:style-name="T10">server side</text:span><text:span text:style-name="T11">, </text:span><text:span text:style-name="T42">or</text:span><text:span text:style-name="T67"> the</text:span><text:span text:style-name="T42"> </text:span><text:span text:style-name="T10">gateway side</text:span><text:span text:style-name="T11">. <text:s text:c="2"/></text:span><text:span text:style-name="T42"><text:s/></text:span><text:span text:style-name="T69">The documentation calls the API side</text:span><text:span text:style-name="T67"> </text:span><text:span text:style-name="T42">the </text:span><text:span text:style-name="T10">back side</text:span><text:span text:style-name="T69">, t</text:span><text:span text:style-name="T42">he a</text:span><text:span text:style-name="T10">pplication side</text:span><text:span text:style-name="T42">, or the </text:span><text:span text:style-name="T10">framework</text:span><text:span text:style-name="T11"> </text:span><text:span text:style-name="T10">side</text:span><text:span text:style-name="T42">.</text:span><text:span text:style-name="T66"> </text:span><text:span text:style-name="T70"><text:s text:c="2"/>This gives us four different ways to refer to each side of the server.</text:span></text:p>
      <text:p text:style-name="P94"><text:span text:style-name="T42">At the front side the </text:span><text:span text:style-name="T79">u</text:span><text:span text:style-name="T80">WSGI</text:span><text:span text:style-name="T81"> </text:span><text:span text:style-name="T42">server listens to a port using </text:span><text:span text:style-name="T71">either </text:span><text:span text:style-name="T42">the </text:span><text:span text:style-name="T71">HTTP or WSGI</text:span><text:span text:style-name="T42"> protocol, </text:span><text:span text:style-name="T71">while </text:span><text:span text:style-name="T42">on the back side </text:span><text:span text:style-name="T71"><text:s/>uWSGI</text:span><text:span text:style-name="T42"> calls </text:span><text:span text:style-name="T41">the</text:span><text:span text:style-name="T42"> Python ‘callable’</text:span><text:span text:style-name="T66"> through the </text:span><text:span text:style-name="T71">WSGI </text:span><text:span text:style-name="T66">API. <text:s/>A</text:span><text:span text:style-name="T42"> callable is </text:span><text:span text:style-name="T39">a function</text:span><text:span text:style-name="T41">, </text:span><text:span text:style-name="T39">a method</text:span><text:span text:style-name="T41">, or </text:span><text:span text:style-name="T39">apparently some other forms.</text:span></text:p>
      <text:p text:style-name="P84"><text:soft-page-break/><text:span text:style-name="T65">Typically</text:span><text:span text:style-name="T64"> documentation for the uWSGI server</text:span><text:span text:style-name="T69"> also</text:span><text:span text:style-name="T64"> </text:span><text:span text:style-name="T65">delves into discussion of the</text:span><text:span text:style-name="T64"> WSGI protocol and API</text:span><text:span text:style-name="T67">, </text:span><text:span text:style-name="T72">while</text:span><text:span text:style-name="T67"> </text:span><text:span text:style-name="T70">the use of the</text:span><text:span text:style-name="T67"> prefix 'u' and use of upper or lower case i</text:span><text:span text:style-name="T69">s </text:span><text:span text:style-name="T67">sometimes</text:span><text:span text:style-name="T69"> </text:span><text:span text:style-name="T70"><text:s/>get mixed up.</text:span><text:span text:style-name="T67"> <text:s/></text:span><text:span text:style-name="T69">Also </text:span><text:span text:style-name="T72">the distinction between server, standard, protocol, and API can be mixed up. </text:span><text:span text:style-name="T69"><text:s/></text:span><text:span text:style-name="T67">G</text:span>oogle searches for “<text:span text:style-name="T136">WSGI</text:span> protocol” invariably produce hits for pages about the WSGI API. <text:s/>The <text:span text:style-name="T136">P</text:span>ython API <text:span text:style-name="T139">documentation seems to </text:span><text:span text:style-name="T148">dominate over the</text:span><text:span text:style-name="T139"> protocol documentation</text:span>.<text:span text:style-name="T149"> <text:s/>This is probably because most developers are developing API side code.</text:span></text:p>
      <text:p text:style-name="P51"><text:span text:style-name="T104">Th</text:span><text:span text:style-name="T144">e WSGI Protocol</text:span></text:p>
      <text:p text:style-name="P92">The <text:span text:style-name="T144">WSGI</text:span> protocol is a binary protocol layer over <text:span text:style-name="T150">TCP</text:span>. <text:s/>It is documented here, <text:a xlink:type="simple" xlink:href="https://uwsgi-docs.readthedocs.io/en/latest/Protocol.html" text:style-name="Standard" text:visited-style-name="Standard"><text:span text:style-name="T98">https://uwsgi-docs.readthedocs.io/en/latest/Protocol.html</text:span></text:a> <text:s/><text:span text:style-name="T147">It</text:span> is an esoteric protocol spoken only by certain web<text:span text:style-name="T103"> </text:span>servers. <text:s/>Nginx is one of them. <text:span text:style-name="T150">HTTP is stateless so</text:span> it seems reasonable to expect that the <text:span text:style-name="T147">WSGI</text:span> protocol just wraps HTTP requests and responses on a one to one basis.</text:p>
      <text:p text:style-name="P92"><text:span text:style-name="T42">So why doesn’t Django just implement the </text:span><text:span text:style-name="T73">WSGI</text:span><text:span text:style-name="T42"> protocol? <text:s/>The answer is</text:span><text:span text:style-name="T73"> probably because</text:span><text:span text:style-name="T42"> <text:s/>performance </text:span><text:span text:style-name="T40">P</text:span><text:span text:style-name="T42">ython libraries are in fact often written in C. <text:s/>If we were to add a library component to speak the </text:span><text:span text:style-name="T73">WSGI</text:span><text:span text:style-name="T42"> protocol, we would probably write it in C and call it </text:span><text:span text:style-name="Source_20_Text"><text:span text:style-name="T73">uwsgi</text:span></text:span><text:span text:style-name="T42">.</text:span></text:p>
      <text:p text:style-name="Text_20_body">Because <text:span text:style-name="T102">the </text:span><text:span text:style-name="ListLabel_20_23"><text:span text:style-name="T100">u</text:span></text:span><text:span text:style-name="ListLabel_20_23"><text:span text:style-name="T101">WSGI</text:span></text:span> <text:span text:style-name="T102">server </text:span>may be setup to accept <text:s/>HTTP protocol on a socket, <text:span text:style-name="T141"><text:s/>it</text:span> may act <text:span text:style-name="T102">directly </text:span>as a web server. <text:span text:style-name="T142"><text:s/>This can be used for </text:span>testing<text:span text:style-name="T142"> or </text:span>possibly<text:span text:style-name="T142"> as the main server </text:span><text:span text:style-name="T151">on an intranet. <text:s/>It is not certified for production use.</text:span></text:p>
      <text:p text:style-name="Text_20_body">Nginx may communicate with the u<text:span text:style-name="T142">WSGI </text:span>server through either:</text:p>
      <text:list xml:id="list437336933" text:style-name="WWNum4">
        <text:list-item>
          <text:p text:style-name="P63">An IP socket</text:p>
        </text:list-item>
        <text:list-item>
          <text:p text:style-name="P63">A unix socket</text:p>
        </text:list-item>
      </text:list>
      <text:p text:style-name="Text_20_body"><text:soft-page-break/>For communication over an IP socket a port number must be reserved for each <text:span text:style-name="Source_20_Text">uwsgi</text:span> server. <text:s/>When using Unix sockets a file name in the system must be reserved. <text:s text:c="2"/>Embedding a high numbered port into the launch script for <text:span text:style-name="Source_20_Text">uwsgi</text:span> can lead to startup reliability problems<text:span text:style-name="T143">, because</text:span> another IP user<text:span text:style-name="T143"> might</text:span> happen to <text:span text:style-name="T143">be assigned the desired port before </text:span><text:span text:style-name="Source_20_Text"><text:span text:style-name="T143">uwsgi</text:span></text:span><text:span text:style-name="T143"> runs.</text:span> <text:s text:c="2"/>There is no way to permanently reserve high number port numbers. <text:s/>Lower numbered port numbers follow a convention for services. <text:s/>Hence, the Unix socket approach is preferable. <text:s text:c="2"/>The challenge with the Unix socket is to work out the ownership permissions so that <text:span text:style-name="T143">N</text:span>ginx and <text:span text:style-name="Source_20_Text">uwsgi</text:span> may run as different users and groups and thus remain isolated.</text:p>
      <text:p text:style-name="P52"><text:span text:style-name="T152">The WSGI API</text:span></text:p>
      <text:p text:style-name="Text_20_body">On the back side, the application side,<text:span text:style-name="T103"> the uwsgi server</text:span> may be configured to:</text:p>
      <text:list xml:id="list2410570921" text:style-name="WWNum1">
        <text:list-item>
          <text:p text:style-name="P64">connect to files</text:p>
        </text:list-item>
        <text:list-item>
          <text:p text:style-name="P64">call a <text:span text:style-name="T152">P</text:span>ython program that follows the WSGI API, i.e. the PEP333 spec.</text:p>
        </text:list-item>
      </text:list>
      <text:p text:style-name="P91">When the front side of <text:span text:style-name="Source_20_Text"><text:span text:style-name="T100">uwsgi</text:span></text:span> is speaking HTTP, and the back side is connected to files,<text:span text:style-name="T103"> a </text:span><text:span text:style-name="Source_20_Text"><text:span text:style-name="T103">uwsgi</text:span></text:span><text:span text:style-name="T103"> server</text:span> is acting as a classic web server. <text:span text:style-name="T103">A </text:span>uwsgi <text:span text:style-name="T103">server </text:span>can <text:span text:style-name="T103">even </text:span>route static traffic to a different directory (just as <text:span text:style-name="T103">N</text:span>ginx and <text:span text:style-name="T103">D</text:span>jango can).<text:span text:style-name="T103"> <text:s/>Thus we end up with three places static files might come from, a directory served by Nginx, one served by a </text:span><text:span text:style-name="Source_20_Text"><text:span text:style-name="T103">uwsgi</text:span></text:span><text:span text:style-name="T103">, and one served by Django.</text:span></text:p>
      <text:p text:style-name="P93"><text:span text:style-name="T71">In Django, uWSGI is set by default to run wsgi.py inside the initial application where <text:s/>the variable </text:span><text:span text:style-name="Source_20_Text"><text:span text:style-name="T76">application</text:span></text:span><text:span text:style-name="T39"> </text:span><text:span text:style-name="T71">is set to the callable </text:span><text:span text:style-name="Source_20_Text"><text:span text:style-name="T71">get_wsgi_application()</text:span></text:span><text:span text:style-name="T74">, and</text:span><text:span text:style-name="T71"> </text:span><text:span text:style-name="T74">presumably, that function returns the initial callable.</text:span></text:p>
      <text:p text:style-name="P92"><text:span text:style-name="T42">It makes sense that the Django initial function would be called</text:span><text:span text:style-name="T74"> through a variable called</text:span><text:span text:style-name="T42"> </text:span><text:span text:style-name="Source_20_Text"><text:span text:style-name="T42">application</text:span></text:span><text:span text:style-name="T42">, because </text:span><text:span text:style-name="T74">Django </text:span><text:span text:style-name="T42">sees itself as running the initial application. <text:s/></text:span><text:span text:style-name="T39">Two parameters will be provided</text:span><text:span text:style-name="T42"> to the Django initial function</text:span><text:span text:style-name="T39">, one being the environment, the other being a </text:span><text:span text:style-name="Source_20_Text"><text:span text:style-name="T39">start_response</text:span></text:span><text:span text:style-name="Source_20_Text"><text:span text:style-name="T71"> </text:span></text:span><text:span text:style-name="T39">callable.</text:span></text:p>
      <text:p text:style-name="P98"/>
      <text:p text:style-name="P22"><text:bookmark text:name="_rrgewvnhor41"/><text:soft-page-break/>Installation, Control, and Configuration</text:p>
      <text:p text:style-name="P83"><text:span text:style-name="T135">Th</text:span>e uWSGI server is started by with the command <text:span text:style-name="Source_20_Text">uwsgi</text:span><text:span text:style-name="T135">, and t</text:span>he <text:span text:style-name="Source_20_Text">uwsgi</text:span> executable is installed via <text:span text:style-name="Source_20_Text">pip</text:span>.</text:p>
      <text:p text:style-name="P39"><text:span text:style-name="Source_20_Text"><text:span text:style-name="T135">&gt; p</text:span></text:span><text:span text:style-name="Source_20_Text">ip install uwsgi</text:span></text:p>
      <text:p text:style-name="P24"/>
      <text:p text:style-name="P83">Options can be listed with --help. <text:s/>Here is a list:</text:p>
      <text:p text:style-name="P83"><text:s/><text:a xlink:type="simple" xlink:href="https://uwsgi-docs.readthedocs.io/en/latest/Options.html" text:style-name="Standard" text:visited-style-name="Standard"><text:span text:style-name="T98">https://uwsgi-docs.readthedocs.io/en/latest/Options.html</text:span></text:a>. <text:s/></text:p>
      <text:p text:style-name="P83">Also </text:p>
      <text:p text:style-name="P25"><text:span text:style-name="T1">&gt; uwsgi ini help</text:span>.</text:p>
      <text:p text:style-name="P23"/>
      <text:p text:style-name="P23"><text:span text:style-name="T1">uwsgi</text:span> must be manually added to systemd: <text:a xlink:type="simple" xlink:href="https://uwsgi-docs.readthedocs.io/en/latest/Systemd.html" text:style-name="Standard" text:visited-style-name="Standard"><text:span text:style-name="T98">https://uwsgi-docs.readthedocs.io/en/latest/Systemd.html</text:span></text:a>.</text:p>
      <text:p text:style-name="P23"/>
      <text:p text:style-name="P23">The configuration file is identical to the command line options. <text:s/>It is loaded via the --ini option. <text:a xlink:type="simple" xlink:href="https://uwsgi-docs.readthedocs.io/en/latest/Configuration.html" text:style-name="Standard" text:visited-style-name="Standard"><text:span text:style-name="T98">https://uwsgi-docs.readthedocs.io/en/latest/Configuration.html</text:span></text:a></text:p>
      <text:p text:style-name="P23">E.g.</text:p>
      <text:p text:style-name="P23"><text:tab/><text:span text:style-name="T1"># uwsgi --http :8000 --wsgi-file customer_gateway/wsgi.py</text:span> </text:p>
      <text:p text:style-name="P23"/>
      <text:p text:style-name="P23">Is the same as</text:p>
      <text:p text:style-name="P39"># uwsgi --ini uwsgi.ini</text:p>
      <text:p text:style-name="P39"># cat uwsgi.ini</text:p>
      <text:p text:style-name="P39"><text:s/>[uwsgi]</text:p>
      <text:p text:style-name="P39"><text:s/>http = :8000 </text:p>
      <text:p text:style-name="P39"><text:s/>wsgi-file = customer_gateway/wsgi.py</text:p>
      <text:p text:style-name="P23"/>
      <text:p text:style-name="P23">Config files start with the string “<text:span text:style-name="T1">[uwsgi]</text:span>”. When assigning to options there are no quotes around string values. </text:p>
      <text:p text:style-name="P23"/>
      <text:p text:style-name="P23">I think it is best to explicitly provide home and chdir, otherwise <text:span text:style-name="T1">uwsgi</text:span> must be launched in the django project directory. <text:s/></text:p>
      <text:p text:style-name="P23"/>
      <text:p text:style-name="P39">&gt; uwsgi --http :8000 --home /var/www/html/customer_gateway/env --chdir /var/www/html/customer_gateway/customer_gateway --module customer_gateway.wsgi</text:p>
      <text:p text:style-name="P24">Or</text:p>
      <text:p text:style-name="P24"><text:tab/><text:span text:style-name="T1">&gt; uwsgi --ini uwsgi.parms</text:span></text:p>
      <text:p text:style-name="P40"><text:tab/>&gt; cat uwsgi.parms</text:p>
      <text:p text:style-name="P39"><text:s text:c="2"/>[uwsgi]</text:p>
      <text:p text:style-name="P39"><text:s text:c="2"/>http = :8000 # runs http protocol on this tcp port</text:p>
      <text:p text:style-name="P39"><text:soft-page-break/><text:s text:c="2"/># http-socket = :8000 #runs http protocol on this tcp port</text:p>
      <text:p text:style-name="P39"><text:s text:c="2"/># socket = :8000 # runs wsgi protocol on this tcp </text:p>
      <text:p text:style-name="P39"><text:s text:c="2"/># socket = /home/nginx_customer_gateway_mediator/socket # runs wsgi protocol on this unix socket</text:p>
      <text:p text:style-name="P39"><text:s text:c="2"/>home = /var/www/html/customer_gateway/env </text:p>
      <text:p text:style-name="P39"><text:s text:c="2"/>chdir = /var/www/html/customer_gateway/customer_gateway </text:p>
      <text:p text:style-name="P39"><text:s text:c="2"/>module = customer_gateway.wsgi</text:p>
      <text:p text:style-name="P23"/>
      <text:p text:style-name="P23"><text:span text:style-name="T1">uwsgi</text:span> picks one of the two front side protocols based on the parameter used for specifying the front side location. <text:s text:c="2"/>If it is <text:span text:style-name="T1">‘http’</text:span> <text:s/>or <text:span text:style-name="T1">‘http-socket’</text:span> <text:s/>uwsgi is going to speak <text:span text:style-name="T1">http</text:span>. <text:s/>If it is <text:span text:style-name="T1">‘socket’</text:span> <text:s/>then it is going to speak wsgi. <text:s/>You can open a browser on the port when it speaks http, but not when it speaks wsgi.</text:p>
      <text:p text:style-name="P23"/>
      <text:p text:style-name="P23">The problem with hard configuring a tcp socket is that conceivably the port will not be available when the uwsgi server is run.</text:p>
      <text:p text:style-name="P23"/>
      <text:p text:style-name="P23">The problem with configuring a unix socket is that those are in the file system and have owner, group, and permissions. <text:s/><text:span text:style-name="T1">uwsgi</text:span> makes creates the socket when it is run, and deletes the socket when the process terminates. <text:s/>Because it makes the socket, <text:span text:style-name="T1">uwsgi</text:span> sets the permissions. <text:s/>There are options for this. <text:s/>For example,</text:p>
      <text:p text:style-name="P23"/>
      <text:p text:style-name="P39">[uwsgi]</text:p>
      <text:p text:style-name="P39">...</text:p>
      <text:p text:style-name="P39">uid=myuser</text:p>
      <text:p text:style-name="P39">gid=mygroup</text:p>
      <text:p text:style-name="P39">chown-socket = %(uid):www-data</text:p>
      <text:p text:style-name="P39">chmod-socket = 660</text:p>
      <text:p text:style-name="P23"/>
      <text:p text:style-name="P23">This is the first test passing version of the customer_gateway ini<text:span text:style-name="T1"> </text:span>file:</text:p>
      <text:p text:style-name="P41">/var/www/html/customer_gateway/uwsgi_wsgi_unix_socket.ini:</text:p>
      <text:p text:style-name="P39"><text:s/>[uwsgi]</text:p>
      <text:p text:style-name="P39"><text:s text:c="2"/>chdir = /var/www/html/customer_gateway/customer_gateway </text:p>
      <text:p text:style-name="P39"><text:s text:c="2"/>master = True</text:p>
      <text:p text:style-name="P39"><text:s text:c="2"/>vacuum = True</text:p>
      <text:p text:style-name="P39"><text:s text:c="2"/>uid = customer_gateway</text:p>
      <text:p text:style-name="P39"><text:s text:c="2"/>gid = customer_gateway</text:p>
      <text:p text:style-name="P39"><text:s text:c="2"/>socket = /home/nginx_customer_gateway_mediary/socket</text:p>
      <text:p text:style-name="P39"><text:s text:c="2"/>chown-socket = %(uid):nginx_customer_gateway_mediary</text:p>
      <text:p text:style-name="P39"><text:s text:c="2"/>chmod-socket = 660</text:p>
      <text:p text:style-name="P39"><text:s text:c="2"/>home = /var/www/html/customer_gateway/env </text:p>
      <text:p text:style-name="P39"><text:s text:c="2"/>module = customer_gateway.wsgi</text:p>
      <text:p text:style-name="P39"/>
      <text:p text:style-name="P23"><text:soft-page-break/>At startup <text:span text:style-name="T1">uwsgi</text:span> reads the <text:span text:style-name="T1">wsgi.py</text:span> file and the <text:span text:style-name="T1">settings.py</text:span> file in the django settings directory (a subdirectory with the same name as the project). <text:s/>If you use specify only the <text:span text:style-name="T1">wsgi.py</text:span> file explicitly, and there is a<text:span text:style-name="T1"> settings.py </text:span>file in the same directory, <text:s/><text:span text:style-name="T1">uwsgi</text:span> will find it. <text:s text:c="2"/></text:p>
      <text:p text:style-name="P23"/>
      <text:p text:style-name="P23">The <text:span text:style-name="T1">settings.py</text:span> file has a variable called <text:span text:style-name="T1">‘ALLOWED_HOSTS’</text:span>. <text:s/>The server hostname and all means for accessing the site must be listed there, e.g. also the IP. <text:s/>These values are strings and must be quoted. <text:s/>When the variable is not set, and all else is working, there will be a helpful message suggesting to set it. <text:s/>After any changes <text:span text:style-name="T1">uwsgi</text:span> must be restarted to coerce it to re-read the setting file. </text:p>
      <text:p text:style-name="P22"><text:bookmark text:name="_5q2p7zm1fgmx"/>Nginx Support for wsgi and <text:span text:style-name="T2">uwsgi</text:span></text:p>
      <text:p text:style-name="P23">In the <text:span text:style-name="T1">nginx.conf</text:span> file there is an <text:span text:style-name="T1">http</text:span> directive block, a server conf file in <text:span text:style-name="T1">/etc/nginx/sites-available</text:span> will be included into that block. <text:s text:c="2"/>Inside that server conf file there will be a <text:span text:style-name="T1">server</text:span> directive block. <text:s/>Inside of that <text:span text:style-name="T1">server</text:span> block there will be a <text:span text:style-name="T1">location</text:span> block. <text:s text:c="2"/>Inside the <text:span text:style-name="T1">location</text:span> block nginx supports the <text:span text:style-name="T1">uwsgi_pass</text:span> directive. <text:s/>This directive is built into <text:span text:style-name="T1">nginx</text:span>.</text:p>
      <text:p text:style-name="P23"/>
      <text:p text:style-name="P23">The <text:span text:style-name="T1">uwsgi_pass</text:span> directive is set to the name of an <text:span text:style-name="T1">upstream</text:span> directive block. This is typically found in the same file. <text:s/>The <text:span text:style-name="T1">upstream</text:span> block then describes the tcp or unix socket that is to be used for wsgi protocol communication between <text:span text:style-name="T1">nginx</text:span> and <text:span text:style-name="T1">uwsgi</text:span>. <text:s/>As an example, here is the ‘as of this writing’ server conf file for customer_gateway, <text:span text:style-name="T1">customer_gateway.conf:</text:span></text:p>
      <text:p text:style-name="P40"/>
      <text:p text:style-name="P39">upstream wsgi_server_location{</text:p>
      <text:p text:style-name="P39"><text:s text:c="2"/>server unix://home/nginx_customer_gateway_mediary/socket;</text:p>
      <text:p text:style-name="P39"><text:s text:c="2"/># server 127.0.0.1:8001;</text:p>
      <text:p text:style-name="P39">}</text:p>
      <text:p text:style-name="P39">server {</text:p>
      <text:p text:style-name="P39"><text:s text:c="2"/>listen 8080;</text:p>
      <text:p text:style-name="P39"><text:s text:c="2"/>server_name 35.194.71.194;</text:p>
      <text:p text:style-name="P39"><text:s text:c="2"/>charset utf-8;</text:p>
      <text:p text:style-name="P39"><text:s text:c="2"/>client_max_body_size 75M; </text:p>
      <text:p text:style-name="P39"><text:s text:c="2"/>location / {</text:p>
      <text:p text:style-name="P39"><text:s text:c="4"/>uwsgi_pass wsgi_server_location;</text:p>
      <text:p text:style-name="P39"><text:s text:c="4"/>include uwsgi_params;</text:p>
      <text:p text:style-name="P39"><text:s text:c="2"/>}</text:p>
      <text:p text:style-name="P39">}</text:p>
      <text:p text:style-name="P39"/>
      <text:p text:style-name="P24"/>
      <text:p text:style-name="P24">Note that the name of the directive is ‘uwsgi_pass’, yet any wsgi protocol conforming server may be used. <text:s/>Perhaps this directive should have been called ‘wsgi_pass’ without the ‘u’.</text:p>
      <text:p text:style-name="P25"/>
      <text:p text:style-name="P24"><text:soft-page-break/>Note the include line for <text:span text:style-name="T1">uwsgi_parms</text:span>. <text:s/>This included file contains nginx ‘magic’ variable assignments for tuning the communication between uwsgi. <text:s text:c="2"/><text:a xlink:type="simple" xlink:href="https://uwsgi-docs.readthedocs.io/en/latest/Vars.html" text:style-name="Standard" text:visited-style-name="Standard"><text:span text:style-name="T98">https://uwsgi-docs.readthedocs.io/en/latest/Vars.html</text:span></text:a></text:p>
      <text:p text:style-name="P24">Perhaps they are magic because it is so hard to find documentation on what they do. <text:s/>There is an ‘example’ <text:span text:style-name="T1">uwsgi_params</text:span> file in the <text:span text:style-name="T1">/etc/nginx</text:span> directory. <text:s/>Many of the examples I see just include this directly, as can be seen in the example just above. <text:s/>Since /etc/nginx.conf is also in /etc/nginx, and other conf files were included into it, there was no need to add a path to <text:span text:style-name="T1">uwsgi_params</text:span> for <text:span text:style-name="T1">include</text:span> to find it..</text:p>
      <text:p text:style-name="P22"><text:bookmark text:name="_i4h9kftw7e8a"/>Spawning multiple uWSGI processes to meet load demands</text:p>
      <text:p text:style-name="P23">There is a program, the Emperor, that launches multiple uWSGI processes as needed. Apparently any high bandwidth, i.e. enterprise public, site will need this. <text:a xlink:type="simple" xlink:href="https://uwsgi-docs.readthedocs.io/en/latest/Emperor.html" text:style-name="Standard" text:visited-style-name="Standard"><text:span text:style-name="T98">https://uwsgi-docs.readthedocs.io/en/latest/Emperor.html</text:span></text:a></text:p>
      <text:p text:style-name="P23"/>
      <text:p text:style-name="P23">The systemd configuration link mentioned above is for setting up the ‘emperor’.</text:p>
      <text:p text:style-name="P23"/>
      <text:p text:style-name="P23"/>
      <text:p text:style-name="P23"/>
      <text:p text:style-name="P23"/>
      <text:p text:style-name="P23"><text:span text:style-name="Source_20_Text"/></text:p>
      <text:p text:style-name="P31"><text:soft-page-break/><text:span text:style-name="Source_20_Text"/></text:p>
      <text:p text:style-name="P21"><text:span text:style-name="Source_20_Text"><text:span text:style-name="T97">misc</text:span></text:span></text:p>
      <text:p text:style-name="P31"><text:span text:style-name="Source_20_Text"><text:span text:style-name="T22">uwsgi </text:span></text:span><text:span text:style-name="T22">will</text:span> have a command line option to specify the name of the file that <text:span text:style-name="T85">is to act as the </text:span><text:span text:style-name="T91">Django </text:span><text:span text:style-name="T85">initial function. <text:s text:c="2"/>Said function may also be found through a variable. <text:s/>In the current Django release </text:span><text:span text:style-name="T24">the function </text:span><text:span text:style-name="T85"><text:s/></text:span><text:span text:style-name="Source_20_Text"><text:span text:style-name="T85">get_wsgi_application()</text:span></text:span><text:span text:style-name="T24"> returns the</text:span> <text:span text:style-name="T89">Django initial</text:span> <text:s/><text:span text:style-name="T24">function</text:span><text:span text:style-name="T89"> to be used</text:span><text:span text:style-name="T85">, so the variable in </text:span><text:span text:style-name="Source_20_Text"><text:span text:style-name="T85">settings.py</text:span></text:span><text:span text:style-name="T85"> may be set as follows:</text:span></text:p>
      <text:p text:style-name="P29">from Django.core.wsgi import <text:span text:style-name="Source_20_Text">get_wsgi_application</text:span></text:p>
      <text:p text:style-name="P29"><text:span text:style-name="Source_20_Text">application = get_wsgi_application()</text:span></text:p>
      <text:p text:style-name="P29"><text:span text:style-name="Source_20_Text"/></text:p>
      <text:p text:style-name="P31">The <text:span text:style-name="Source_20_Text">uWSGI </text:span>server may then be launched with this command:</text:p>
      <text:p text:style-name="P30"><text:span text:style-name="Source_20_Text">&gt; uwsgi --http :8000 --wsgi-file customer_gateway/wsgi.py </text:span></text:p>
      <text:p text:style-name="P31">Note the option ‘<text:span text:style-name="Source_20_Text">wsgi-file</text:span>’ points at<text:span text:style-name="Source_20_Text"> customer_gateway/wsgi.py</text:span><text:span text:style-name="T89">, so t</text:span>he following command does the same thing:</text:p>
      <text:p text:style-name="P30"><text:span text:style-name="Source_20_Text">&gt; uwsgi --http :8000 --module customer_gateway.wsgi</text:span></text:p>
      <text:p text:style-name="P31">Here customer_gateway is the directory name and <text:span text:style-name="Source_20_Text">uwsgi</text:span> will look for the <text:span text:style-name="Source_20_Text">wsgi.py</text:span> file in that directory. <text:s/>I’m not sure what the advantage is with this form, but it occurs in many examples.</text:p>
      <text:p text:style-name="P31"><text:span text:style-name="T15">Th</text:span><text:span text:style-name="T83">e</text:span><text:span text:style-name="T89"> default</text:span><text:span text:style-name="T83"> </text:span><text:span text:style-name="T89">Django initial</text:span><text:span text:style-name="T83"> function</text:span><text:span text:style-name="T89"> </text:span><text:span text:style-name="T83">will then take the url specified </text:span><text:span text:style-name="T82"><text:s/></text:span><text:span text:style-name="T83">in t</text:span><text:span text:style-name="T82">he</text:span><text:span text:style-name="T15"> request</text:span><text:span text:style-name="T83"> and try to match it to a key <text:s/>in a key-value table held in </text:span><text:span text:style-name="T89">a file called</text:span><text:span text:style-name="T83"> </text:span><text:span text:style-name="Source_20_Text"><text:span text:style-name="T83">urls.py</text:span></text:span><text:span text:style-name="T83"> file</text:span><text:span text:style-name="T89">. <text:s/>This file is found in the initial settings directory</text:span><text:span text:style-name="T15">. </text:span><text:span text:style-name="T83"><text:s text:c="2"/>The corresponding value is then a user supplied function that takes the request as an argument. </text:span><text:span text:style-name="T23"><text:s text:c="2"/>Django calls this </text:span><text:span text:style-name="T89">lookup process</text:span><text:span text:style-name="T23"> </text:span><text:span text:style-name="T4">routing</text:span><text:span text:style-name="T15">. </text:span><text:span text:style-name="T83"><text:s/>The user supplied functions that </text:span><text:span text:style-name="T89">control is routed to</text:span><text:span text:style-name="T83"> are called </text:span><text:span text:style-name="T5">view</text:span><text:span text:style-name="T83"> </text:span><text:span text:style-name="T84"><text:s/></text:span><text:span text:style-name="T83">functions.</text:span><text:span text:style-name="T84"> <text:s text:c="2"/></text:span><text:span text:style-name="T15">The </text:span><text:span text:style-name="T23">response returned by the </text:span><text:span text:style-name="T83">user supplied </text:span><text:span text:style-name="T84">view </text:span><text:span text:style-name="T83">function then becomes the response returned by the </text:span><text:span text:style-name="T89">Django initial</text:span><text:span text:style-name="T83"> function.</text:span><text:span text:style-name="T23"> </text:span><text:span text:style-name="T83"><text:s/></text:span><text:span text:style-name="T23"><text:s/>The </text:span>only limitation<text:span text:style-name="T83"> placed on a view function</text:span> is that<text:span text:style-name="T14"> </text:span><text:span text:style-name="T83">it </text:span><text:span text:style-name="T14">must return quickly enough </text:span><text:span text:style-name="T15">to </text:span><text:span text:style-name="T90">give</text:span><text:span text:style-name="T15"> the</text:span> user <text:span text:style-name="T16">who is staring at a browser </text:span>on the client side<text:span text:style-name="T90"> a satisfactory browsing experience</text:span><text:span text:style-name="T15">.</text:span></text:p>
      <text:p text:style-name="P36">Django supplies a number of library functions to help this process along. <text:s/>A common thing for a view to do is to call a library function for processing html template files. <text:s/>Other supplied functions define a a sta<text:span text:style-name="T23">ndard control panel, and</text:span> yet others provide a<text:span text:style-name="T23"> means for interacting with databases.</text:span></text:p>
      <text:p text:style-name="Source"><text:soft-page-break/>&gt; p&lt;acronym&gt; </text:p>
      <text:p text:style-name="Source">&gt; pip3 install uwsgi</text:p>
      <text:p text:style-name="Source">&gt; pip3 install Django </text:p>
      <text:p text:style-name="Source">&gt; Django-admin.py startproject &lt;project-name&gt;</text:p>
      <text:p text:style-name="Source">&gt; cd &lt;project-name&gt;</text:p>
      <text:p text:style-name="Text_20_body"/>
      <text:p text:style-name="Text_20_body">I tried a global install of uwsgi and a project local install of Django, but the two would not talk to each other.</text:p>
      <text:p text:style-name="Text_20_body">Typically the project directory has the same name as <text:span text:style-name="T1">project-name</text:span>. <text:s/>Django creates a directory with <text:span text:style-name="T1">project-name</text:span>, and a subdirectory with <text:span text:style-name="T1">project-name</text:span>. <text:s/>Hence, there will be three layers of <text:span text:style-name="T1">project-name</text:span>. <text:s/>For example:</text:p>
      <text:p text:style-name="Source"><text:span text:style-name="Source_20_Text">&gt; pcg</text:span></text:p>
      <text:p text:style-name="Source"><text:span text:style-name="Source_20_Text">&gt; cd ..</text:span></text:p>
      <text:p text:style-name="Source"><text:span text:style-name="Source_20_Text">&gt; tree customer_gateway</text:span></text:p>
      <text:p text:style-name="Source"><text:span text:style-name="Source_20_Text">customer_gateway/ <text:s text:c="2"/># customer_gateway project</text:span></text:p>
      <text:p text:style-name="Source"><text:soft-page-break/><text:span text:style-name="Source_20_Text">|-- customer_gateway <text:s text:c="2"/># the Django project</text:span></text:p>
      <text:p text:style-name="Source"><text:span text:style-name="Source_20_Text">| <text:s text:c="2"/>|-- customer_gateway <text:s/># Django configuration files</text:span></text:p>
      <text:p text:style-name="Source"><text:span text:style-name="Source_20_Text">| <text:s text:c="2"/>| <text:s text:c="2"/>|-- __init__.py</text:span></text:p>
      <text:p text:style-name="Source"><text:span text:style-name="Source_20_Text">| <text:s text:c="2"/>| <text:s text:c="2"/>|-- asgi.py</text:span></text:p>
      <text:p text:style-name="Source"><text:span text:style-name="Source_20_Text">| <text:s text:c="2"/>| <text:s text:c="2"/>|-- settings.py </text:span></text:p>
      <text:p text:style-name="Source"><text:span text:style-name="Source_20_Text">| <text:s text:c="2"/>| <text:s text:c="2"/>|-- urls.py <text:s text:c="2"/></text:span></text:p>
      <text:p text:style-name="Source"><text:span text:style-name="Source_20_Text">| <text:s text:c="2"/>| <text:s text:c="2"/>`-- wsgi.py <text:s/># the file with Django’s ‘application’</text:span></text:p>
      <text:p text:style-name="Source"><text:span text:style-name="Source_20_Text">| <text:s text:c="2"/>|-- manage.py # for administration</text:span></text:p>
      <text:p text:style-name="Source"><text:span text:style-name="Source_20_Text">| <text:s text:c="2"/>`-- test.py</text:span></text:p>
      <text:p text:style-name="Source"><text:span text:style-name="Source_20_Text">|-- env <text:s/></text:span></text:p>
      <text:p text:style-name="Source"><text:span text:style-name="Source_20_Text">| <text:s text:c="2"/>|</text:span></text:p>
      <text:p text:style-name="Source"><text:span text:style-name="Source_20_Text">| <text:s text:c="2"/>… </text:span></text:p>
      <text:p text:style-name="Source"><text:span text:style-name="Source_20_Text">`-- tmp</text:span></text:p>
      <text:p text:style-name="Text_20_body"/>
      <text:p text:style-name="Text_20_body">I’ve tried to <text:span text:style-name="T1">cd ..</text:span> before calling ‘<text:span text:style-name="T1">Django-admin.py startproject’</text:span>, so as to cut out one level, but it complains that the <text:span text:style-name="T1">project-name</text:span> already exists. <text:s/>It is possible to call <text:span text:style-name="T1">virtualenv</text:span> one level up, but then env directories appear under the project directory, and besides, there will still be three levels of <text:span text:style-name="T1">project-name</text:span>.</text:p>
      <text:p text:style-name="Text_20_body"/>
      <text:p text:style-name="Text_20_body"><text:span text:style-name="T1">uwsgi</text:span> works fine.</text:p>
      <text:p text:style-name="Source"><text:soft-page-break/><text:tab/>&gt; cat test.py</text:p>
      <text:p text:style-name="Source"># here is a function called ‘application’</text:p>
      <text:p text:style-name="Source">def application(env, start_response):</text:p>
      <text:p text:style-name="Source"><text:s text:c="4"/>start_response('200 OK', [('Content-Type','text/html')])</text:p>
      <text:p text:style-name="Source"><text:s text:c="4"/>return [b"It is a wonderful day."]</text:p>
      <text:p text:style-name="Source">&gt; <text:s/>uwsgi --http :8000 --wsgi-file test.py &gt;&amp; uwsgi.log &amp;</text:p>
      <text:p text:style-name="Source">[1] 6554</text:p>
      <text:p text:style-name="Source">&gt; wget -qO- 127.0.0.1:8000</text:p>
      <text:p text:style-name="Text_20_body">It is a wonderful day.</text:p>
      <text:p text:style-name="Text_20_body">This puts the Django welcome page at 127.0.0.1:8000 <text:s/>(checked using eww in emacs)</text:p>
      <text:p text:style-name="Source">&gt; uwsgi --http :8000 --module customer_gateway.wsgi &gt;&amp; Django.log &amp;</text:p>
      <text:p text:style-name="Text_20_body"/>
      <text:p text:style-name="Text_20_body">This also shows the Django welcome page.</text:p>
      <text:p text:style-name="Source">&gt; <text:s/>ls customer_gateway/</text:p>
      <text:p text:style-name="Source">__init__.py <text:s/>__pycache__ <text:s/>asgi.py <text:s/>settings.py<text:tab/>urls.py <text:s/>wsgi.py</text:p>
      <text:p text:style-name="Source">&gt; cp -r customer_gateway xx</text:p>
      <text:p text:style-name="Source">&gt; uwsgi --http :8000 --module xx.wsgi </text:p>
      <text:p text:style-name="Source"/>
      <text:p text:style-name="Text_20_body">As does this:</text:p>
      <text:p text:style-name="Source">&gt; python manage.py runserver 0.0.0.0:8000</text:p>
      <text:p text:style-name="Source"/>
      <text:p text:style-name="Text_20_body">As does this:</text:p>
      <text:p text:style-name="Source">&gt; uwsgi --http :8000 --wsgi-file customer_gateway/wsgi.py </text:p>
      <text:p text:style-name="Source"/>
      <text:p text:style-name="normal"/>
      <text:p text:style-name="P11">Project</text:p>
      <text:p text:style-name="P12"/>
      <text:p text:style-name="P28">$ django-admin startproject mysite</text:p>
      <text:p text:style-name="P28"/>
      <text:p text:style-name="P43"><text:soft-page-break/>See Also</text:p>
      <text:p text:style-name="P37"/>
      <text:p text:style-name="P19">https://developer.mozilla.org/en-US/docs/Learn/Server-side/Django/skeleton_website</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JP" svg:font-family="'Noto Sans CJK JP'" style:font-adornments="Regular" style:font-family-generic="swiss" style:font-pitch="variable"/>
    <style:font-face style:name="Noto Sans JP Medium" svg:font-family="'Noto Sans JP Medium'" style:font-adornments="Regular" style:font-family-generic="swiss" style:font-pitch="variable"/>
    <style:font-face style:name="Noto Sans Mono CJK JP" svg:font-family="'Noto Sans Mono CJK JP'" style:font-adornments="Regular" style:font-family-generic="swiss" style:font-pitch="variable"/>
    <style:font-face style:name="Noto Sans Mono CJK SC" svg:font-family="'Noto Sans Mono CJK SC'" style:font-family-generic="modern" style:font-pitch="fixed"/>
    <style:font-face style:name="Noto Sans SC" svg:font-family="'Noto Sans SC'"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style:text-properties style:font-name="Noto Sans JP Medium" fo:font-family="'Noto Sans JP Medium'" style:font-style-name="Regular" style:font-family-generic="swiss" style:font-pitch="variable" fo:font-weight="normal"/>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master-page-name="">
      <loext:graphic-properties draw:fill-gradient-name="gradient" draw:fill-hatch-name="hatch"/>
      <style:paragraph-properties fo:margin-left="0mm" fo:margin-right="0mm" fo:margin-top="0mm" fo:margin-bottom="2.47mm" style:contextual-spacing="false" fo:line-height="115%" fo:text-align="justify" style:justify-single-word="false" fo:text-indent="0mm" style:auto-text-indent="false" style:page-number="auto" fo:keep-with-next="always"/>
      <style:text-properties style:font-name="Noto Sans CJK JP" fo:font-family="'Noto Sans CJK JP'" style:font-style-name="Regular" style:font-family-generic="swiss" style:font-pitch="variable" fo:font-size="11pt"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ormal" style:family="paragraph" style:default-outline-level="">
      <style:paragraph-properties fo:margin-top="0mm" fo:margin-bottom="0mm" style:contextual-spacing="false" fo:line-height="115%" fo:text-align="start" style:justify-single-word="false" fo:orphans="2" fo:widows="2" style:writing-mode="lr-tb"/>
    </style:style>
    <style:style style:name="Heading_20_1" style:display-name="Heading 1" style:family="paragraph" style:parent-style-name="Standard" style:next-style-name="Text_20_body" style:default-outline-level="" style:class="text">
      <loext:graphic-properties draw:fill="solid" draw:fill-color="#ffffd7"/>
      <style:paragraph-properties fo:margin-top="7.06mm" fo:margin-bottom="2.12mm" style:contextual-spacing="false" fo:line-height="100%" fo:text-align="center" style:justify-single-word="false" fo:keep-together="always" fo:background-color="#ffffd7" fo:padding="0.49mm" fo:border-left="none" fo:border-right="none" fo:border-top="0.06pt solid #000000" fo:border-bottom="0.06pt solid #000000"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 style:class="text">
      <style:paragraph-properties fo:margin-top="6.35mm" fo:margin-bottom="2.12mm" style:contextual-spacing="false" fo:line-height="100%" fo:text-align="center" style:justify-single-word="false" fo:keep-together="always" fo:padding="0.49mm" fo:border="none"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5.64mm" fo:margin-bottom="1.41m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4.94mm" fo:margin-bottom="1.41m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4.23mm" fo:margin-bottom="1.41m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4.23mm" fo:margin-bottom="1.41m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mm" fo:margin-bottom="1.06m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mm" fo:margin-bottom="5.64m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 style:family="paragraph" style:parent-style-name="Text_20_body" style:auto-update="true" style:master-page-name="">
      <style:paragraph-properties fo:margin-top="0mm" fo:margin-bottom="0mm" style:contextual-spacing="false" fo:line-height="100%" style:page-number="auto" fo:keep-with-next="always"/>
      <style:text-properties fo:color="#28471f" loext:opacity="100%" style:font-name="Noto Sans Mono CJK JP" fo:font-family="'Noto Sans Mono CJK JP'" style:font-style-name="Regular" style:font-family-generic="swiss" style:font-pitch="variable" fo:font-size="10.5pt" fo:font-weight="normal"/>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mm" style:type="center"/>
          <style:tab-stop style:position="165.1m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Source_20_Text" style:display-name="Source Text" style:family="text">
      <style:text-properties fo:color="#28471f" loext:opacity="100%" style:font-name="Noto Sans Mono CJK JP" fo:font-family="'Noto Sans Mono CJK JP'" style:font-style-name="Regular" style:font-family-generic="swiss" style:font-pitch="variable"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b00390"/>
    </style:style>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2286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pan text:style-name="MT1">/</text:span><text:span text:style-name="MT1"><text:page-count>2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05T05:27:26.124649332</dc:date>
    <meta:editing-duration>P3DT15H3M18S</meta:editing-duration>
    <meta:editing-cycles>142</meta:editing-cycles>
    <meta:generator>LibreOffice/7.2.6.2$Linux_X86_64 LibreOffice_project/20$Build-2</meta:generator>
    <meta:document-statistic meta:table-count="0" meta:image-count="0" meta:object-count="0" meta:page-count="22" meta:paragraph-count="281" meta:word-count="4767" meta:character-count="29394" meta:non-whitespace-character-count="24513"/>
  </office:meta>
</office:document-meta>
</file>